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159.99pt"/>
    </style:style>
    <style:style style:name="co4" style:family="table-column">
      <style:table-column-properties fo:break-before="auto" style:column-width="70.44pt"/>
    </style:style>
    <style:style style:name="co5" style:family="table-column">
      <style:table-column-properties fo:break-before="auto" style:column-width="114.4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3"/>
    <style:style style:name="ce2" style:family="table-cell" style:parent-style-name="Default" style:data-style-name="N1"/>
  </office:automatic-styles>
  <office:body>
    <office:spreadsheet>
      <table:calculation-settings table:automatic-find-labels="false"/>
      <table:table table:name="resultats_performancesresultat_performance_bretagne_50_100_dista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igine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Temps Execution Dijkstra (en ms)</text:p>
          </table:table-cell>
          <table:table-cell office:value-type="string" calcext:value-type="string">
            <text:p><text:s/>Nb Sommets</text:p>
          </table:table-cell>
          <table:table-cell office:value-type="string" calcext:value-type="string">
            <text:p><text:s/>Temps CPU A* (en ms)</text:p>
          </table:table-cell>
          <table:table-cell office:value-type="string" calcext:value-type="string">
            <text:p><text:s/>Nb Sommets</text:p>
          </table:table-cell>
        </table:table-row>
        <table:table-row table:style-name="ro1">
          <table:table-cell office:value-type="float" office:value="183017" calcext:value-type="float">
            <text:p>183017</text:p>
          </table:table-cell>
          <table:table-cell office:value-type="float" office:value="575158" calcext:value-type="float">
            <text:p>575158</text:p>
          </table:table-cell>
          <table:table-cell office:value-type="float" office:value="1178.9777" calcext:value-type="float">
            <text:p>1178.9777</text:p>
          </table:table-cell>
          <table:table-cell office:value-type="float" office:value="101819" calcext:value-type="float">
            <text:p>101819</text:p>
          </table:table-cell>
          <table:table-cell office:value-type="float" office:value="762.1919" calcext:value-type="float">
            <text:p>762.1919</text:p>
          </table:table-cell>
          <table:table-cell office:value-type="float" office:value="25188" calcext:value-type="float">
            <text:p>25188</text:p>
          </table:table-cell>
        </table:table-row>
        <table:table-row table:style-name="ro1">
          <table:table-cell office:value-type="float" office:value="511015" calcext:value-type="float">
            <text:p>511015</text:p>
          </table:table-cell>
          <table:table-cell office:value-type="float" office:value="25973" calcext:value-type="float">
            <text:p>25973</text:p>
          </table:table-cell>
          <table:table-cell office:value-type="float" office:value="2658.4507" calcext:value-type="float">
            <text:p>2658.4507</text:p>
          </table:table-cell>
          <table:table-cell office:value-type="float" office:value="306839" calcext:value-type="float">
            <text:p>306839</text:p>
          </table:table-cell>
          <table:table-cell office:value-type="float" office:value="874.2689" calcext:value-type="float">
            <text:p>874.2689</text:p>
          </table:table-cell>
          <table:table-cell office:value-type="float" office:value="56515" calcext:value-type="float">
            <text:p>56515</text:p>
          </table:table-cell>
        </table:table-row>
        <table:table-row table:style-name="ro1">
          <table:table-cell office:value-type="float" office:value="41806" calcext:value-type="float">
            <text:p>41806</text:p>
          </table:table-cell>
          <table:table-cell office:value-type="float" office:value="138736" calcext:value-type="float">
            <text:p>138736</text:p>
          </table:table-cell>
          <table:table-cell office:value-type="float" office:value="2062.584" calcext:value-type="float">
            <text:p>2062.584</text:p>
          </table:table-cell>
          <table:table-cell office:value-type="float" office:value="218112" calcext:value-type="float">
            <text:p>218112</text:p>
          </table:table-cell>
          <table:table-cell office:value-type="float" office:value="863.1437" calcext:value-type="float">
            <text:p>863.1437</text:p>
          </table:table-cell>
          <table:table-cell office:value-type="float" office:value="63257" calcext:value-type="float">
            <text:p>63257</text:p>
          </table:table-cell>
        </table:table-row>
        <table:table-row table:style-name="ro1">
          <table:table-cell office:value-type="float" office:value="307321" calcext:value-type="float">
            <text:p>307321</text:p>
          </table:table-cell>
          <table:table-cell office:value-type="float" office:value="423801" calcext:value-type="float">
            <text:p>423801</text:p>
          </table:table-cell>
          <table:table-cell office:value-type="float" office:value="1321.3956" calcext:value-type="float">
            <text:p>1321.3956</text:p>
          </table:table-cell>
          <table:table-cell office:value-type="float" office:value="122639" calcext:value-type="float">
            <text:p>122639</text:p>
          </table:table-cell>
          <table:table-cell office:value-type="float" office:value="745.63635" calcext:value-type="float">
            <text:p>745.63635</text:p>
          </table:table-cell>
          <table:table-cell office:value-type="float" office:value="38373" calcext:value-type="float">
            <text:p>38373</text:p>
          </table:table-cell>
        </table:table-row>
        <table:table-row table:style-name="ro1">
          <table:table-cell office:value-type="float" office:value="202159" calcext:value-type="float">
            <text:p>202159</text:p>
          </table:table-cell>
          <table:table-cell office:value-type="float" office:value="228524" calcext:value-type="float">
            <text:p>228524</text:p>
          </table:table-cell>
          <table:table-cell office:value-type="float" office:value="2952.7144" calcext:value-type="float">
            <text:p>2952.7144</text:p>
          </table:table-cell>
          <table:table-cell office:value-type="float" office:value="325474" calcext:value-type="float">
            <text:p>325474</text:p>
          </table:table-cell>
          <table:table-cell office:value-type="float" office:value="486.26224" calcext:value-type="float">
            <text:p>486.26224</text:p>
          </table:table-cell>
          <table:table-cell office:value-type="float" office:value="20277" calcext:value-type="float">
            <text:p>20277</text:p>
          </table:table-cell>
        </table:table-row>
        <table:table-row table:style-name="ro1">
          <table:table-cell office:value-type="float" office:value="23855" calcext:value-type="float">
            <text:p>23855</text:p>
          </table:table-cell>
          <table:table-cell office:value-type="float" office:value="537088" calcext:value-type="float">
            <text:p>537088</text:p>
          </table:table-cell>
          <table:table-cell office:value-type="float" office:value="2559.9573" calcext:value-type="float">
            <text:p>2559.9573</text:p>
          </table:table-cell>
          <table:table-cell office:value-type="float" office:value="280464" calcext:value-type="float">
            <text:p>280464</text:p>
          </table:table-cell>
          <table:table-cell office:value-type="float" office:value="905.28064" calcext:value-type="float">
            <text:p>905.28064</text:p>
          </table:table-cell>
          <table:table-cell office:value-type="float" office:value="66980" calcext:value-type="float">
            <text:p>66980</text:p>
          </table:table-cell>
        </table:table-row>
        <table:table-row table:style-name="ro1">
          <table:table-cell office:value-type="float" office:value="370150" calcext:value-type="float">
            <text:p>370150</text:p>
          </table:table-cell>
          <table:table-cell office:value-type="float" office:value="490403" calcext:value-type="float">
            <text:p>490403</text:p>
          </table:table-cell>
          <table:table-cell office:value-type="float" office:value="2370.9016" calcext:value-type="float">
            <text:p>2370.9016</text:p>
          </table:table-cell>
          <table:table-cell office:value-type="float" office:value="271240" calcext:value-type="float">
            <text:p>271240</text:p>
          </table:table-cell>
          <table:table-cell office:value-type="float" office:value="788.3576" calcext:value-type="float">
            <text:p>788.3576</text:p>
          </table:table-cell>
          <table:table-cell office:value-type="float" office:value="48180" calcext:value-type="float">
            <text:p>48180</text:p>
          </table:table-cell>
        </table:table-row>
        <table:table-row table:style-name="ro1">
          <table:table-cell office:value-type="float" office:value="595428" calcext:value-type="float">
            <text:p>595428</text:p>
          </table:table-cell>
          <table:table-cell office:value-type="float" office:value="529331" calcext:value-type="float">
            <text:p>529331</text:p>
          </table:table-cell>
          <table:table-cell office:value-type="float" office:value="2598.419" calcext:value-type="float">
            <text:p>2598.419</text:p>
          </table:table-cell>
          <table:table-cell office:value-type="float" office:value="295885" calcext:value-type="float">
            <text:p>295885</text:p>
          </table:table-cell>
          <table:table-cell office:value-type="float" office:value="905.40063" calcext:value-type="float">
            <text:p>905.40063</text:p>
          </table:table-cell>
          <table:table-cell office:value-type="float" office:value="61730" calcext:value-type="float">
            <text:p>61730</text:p>
          </table:table-cell>
        </table:table-row>
        <table:table-row table:style-name="ro1">
          <table:table-cell office:value-type="float" office:value="598382" calcext:value-type="float">
            <text:p>598382</text:p>
          </table:table-cell>
          <table:table-cell office:value-type="float" office:value="426988" calcext:value-type="float">
            <text:p>426988</text:p>
          </table:table-cell>
          <table:table-cell office:value-type="float" office:value="2746.8513" calcext:value-type="float">
            <text:p>2746.8513</text:p>
          </table:table-cell>
          <table:table-cell office:value-type="float" office:value="301184" calcext:value-type="float">
            <text:p>301184</text:p>
          </table:table-cell>
          <table:table-cell office:value-type="float" office:value="1116.0157" calcext:value-type="float">
            <text:p>1116.0157</text:p>
          </table:table-cell>
          <table:table-cell office:value-type="float" office:value="89160" calcext:value-type="float">
            <text:p>89160</text:p>
          </table:table-cell>
        </table:table-row>
        <table:table-row table:style-name="ro1">
          <table:table-cell office:value-type="float" office:value="261818" calcext:value-type="float">
            <text:p>261818</text:p>
          </table:table-cell>
          <table:table-cell office:value-type="float" office:value="63541" calcext:value-type="float">
            <text:p>63541</text:p>
          </table:table-cell>
          <table:table-cell office:value-type="float" office:value="3917.395" calcext:value-type="float">
            <text:p>3917.395</text:p>
          </table:table-cell>
          <table:table-cell office:value-type="float" office:value="385641" calcext:value-type="float">
            <text:p>385641</text:p>
          </table:table-cell>
          <table:table-cell office:value-type="float" office:value="621.014" calcext:value-type="float">
            <text:p>621.014</text:p>
          </table:table-cell>
          <table:table-cell office:value-type="float" office:value="35519" calcext:value-type="float">
            <text:p>35519</text:p>
          </table:table-cell>
        </table:table-row>
        <table:table-row table:style-name="ro1">
          <table:table-cell office:value-type="float" office:value="634521" calcext:value-type="float">
            <text:p>634521</text:p>
          </table:table-cell>
          <table:table-cell office:value-type="float" office:value="526328" calcext:value-type="float">
            <text:p>526328</text:p>
          </table:table-cell>
          <table:table-cell office:value-type="float" office:value="2521.2012" calcext:value-type="float">
            <text:p>2521.2012</text:p>
          </table:table-cell>
          <table:table-cell office:value-type="float" office:value="267020" calcext:value-type="float">
            <text:p>267020</text:p>
          </table:table-cell>
          <table:table-cell office:value-type="float" office:value="510.78693" calcext:value-type="float">
            <text:p>510.78693</text:p>
          </table:table-cell>
          <table:table-cell office:value-type="float" office:value="16548" calcext:value-type="float">
            <text:p>16548</text:p>
          </table:table-cell>
        </table:table-row>
        <table:table-row table:style-name="ro1">
          <table:table-cell office:value-type="float" office:value="633505" calcext:value-type="float">
            <text:p>633505</text:p>
          </table:table-cell>
          <table:table-cell office:value-type="float" office:value="235203" calcext:value-type="float">
            <text:p>235203</text:p>
          </table:table-cell>
          <table:table-cell office:value-type="float" office:value="2438.107" calcext:value-type="float">
            <text:p>2438.107</text:p>
          </table:table-cell>
          <table:table-cell office:value-type="float" office:value="262042" calcext:value-type="float">
            <text:p>262042</text:p>
          </table:table-cell>
          <table:table-cell office:value-type="float" office:value="628.45636" calcext:value-type="float">
            <text:p>628.45636</text:p>
          </table:table-cell>
          <table:table-cell office:value-type="float" office:value="22099" calcext:value-type="float">
            <text:p>22099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147727" calcext:value-type="float">
            <text:p>147727</text:p>
          </table:table-cell>
          <table:table-cell office:value-type="float" office:value="1446.4656" calcext:value-type="float">
            <text:p>1446.4656</text:p>
          </table:table-cell>
          <table:table-cell office:value-type="float" office:value="151914" calcext:value-type="float">
            <text:p>151914</text:p>
          </table:table-cell>
          <table:table-cell office:value-type="float" office:value="613.4609" calcext:value-type="float">
            <text:p>613.4609</text:p>
          </table:table-cell>
          <table:table-cell office:value-type="float" office:value="25847" calcext:value-type="float">
            <text:p>25847</text:p>
          </table:table-cell>
        </table:table-row>
        <table:table-row table:style-name="ro1">
          <table:table-cell office:value-type="float" office:value="36573" calcext:value-type="float">
            <text:p>36573</text:p>
          </table:table-cell>
          <table:table-cell office:value-type="float" office:value="413977" calcext:value-type="float">
            <text:p>413977</text:p>
          </table:table-cell>
          <table:table-cell office:value-type="float" office:value="2607.5913" calcext:value-type="float">
            <text:p>2607.5913</text:p>
          </table:table-cell>
          <table:table-cell office:value-type="float" office:value="274249" calcext:value-type="float">
            <text:p>274249</text:p>
          </table:table-cell>
          <table:table-cell office:value-type="float" office:value="5925.0312" calcext:value-type="float">
            <text:p>5925.0312</text:p>
          </table:table-cell>
          <table:table-cell office:value-type="float" office:value="648389" calcext:value-type="float">
            <text:p>648389</text:p>
          </table:table-cell>
        </table:table-row>
        <table:table-row table:style-name="ro1">
          <table:table-cell office:value-type="float" office:value="31684" calcext:value-type="float">
            <text:p>31684</text:p>
          </table:table-cell>
          <table:table-cell office:value-type="float" office:value="406444" calcext:value-type="float">
            <text:p>406444</text:p>
          </table:table-cell>
          <table:table-cell office:value-type="float" office:value="1777.5234" calcext:value-type="float">
            <text:p>1777.5234</text:p>
          </table:table-cell>
          <table:table-cell office:value-type="float" office:value="189327" calcext:value-type="float">
            <text:p>189327</text:p>
          </table:table-cell>
          <table:table-cell office:value-type="float" office:value="706.3505" calcext:value-type="float">
            <text:p>706.3505</text:p>
          </table:table-cell>
          <table:table-cell office:value-type="float" office:value="45843" calcext:value-type="float">
            <text:p>45843</text:p>
          </table:table-cell>
        </table:table-row>
        <table:table-row table:style-name="ro1">
          <table:table-cell office:value-type="float" office:value="328567" calcext:value-type="float">
            <text:p>328567</text:p>
          </table:table-cell>
          <table:table-cell office:value-type="float" office:value="365293" calcext:value-type="float">
            <text:p>365293</text:p>
          </table:table-cell>
          <table:table-cell office:value-type="float" office:value="1693.6755" calcext:value-type="float">
            <text:p>1693.6755</text:p>
          </table:table-cell>
          <table:table-cell office:value-type="float" office:value="180913" calcext:value-type="float">
            <text:p>180913</text:p>
          </table:table-cell>
          <table:table-cell office:value-type="float" office:value="670.9521" calcext:value-type="float">
            <text:p>670.9521</text:p>
          </table:table-cell>
          <table:table-cell office:value-type="float" office:value="33517" calcext:value-type="float">
            <text:p>33517</text:p>
          </table:table-cell>
        </table:table-row>
        <table:table-row table:style-name="ro1">
          <table:table-cell office:value-type="float" office:value="505037" calcext:value-type="float">
            <text:p>505037</text:p>
          </table:table-cell>
          <table:table-cell office:value-type="float" office:value="175650" calcext:value-type="float">
            <text:p>175650</text:p>
          </table:table-cell>
          <table:table-cell office:value-type="float" office:value="3357.2827" calcext:value-type="float">
            <text:p>3357.2827</text:p>
          </table:table-cell>
          <table:table-cell office:value-type="float" office:value="356325" calcext:value-type="float">
            <text:p>356325</text:p>
          </table:table-cell>
          <table:table-cell office:value-type="float" office:value="717.267" calcext:value-type="float">
            <text:p>717.267</text:p>
          </table:table-cell>
          <table:table-cell office:value-type="float" office:value="42426" calcext:value-type="float">
            <text:p>42426</text:p>
          </table:table-cell>
        </table:table-row>
        <table:table-row table:style-name="ro1">
          <table:table-cell office:value-type="float" office:value="353250" calcext:value-type="float">
            <text:p>353250</text:p>
          </table:table-cell>
          <table:table-cell office:value-type="float" office:value="32540" calcext:value-type="float">
            <text:p>32540</text:p>
          </table:table-cell>
          <table:table-cell office:value-type="float" office:value="2794.346" calcext:value-type="float">
            <text:p>2794.346</text:p>
          </table:table-cell>
          <table:table-cell office:value-type="float" office:value="303540" calcext:value-type="float">
            <text:p>303540</text:p>
          </table:table-cell>
          <table:table-cell office:value-type="float" office:value="771.8003" calcext:value-type="float">
            <text:p>771.8003</text:p>
          </table:table-cell>
          <table:table-cell office:value-type="float" office:value="52296" calcext:value-type="float">
            <text:p>52296</text:p>
          </table:table-cell>
        </table:table-row>
        <table:table-row table:style-name="ro1">
          <table:table-cell office:value-type="float" office:value="656774" calcext:value-type="float">
            <text:p>656774</text:p>
          </table:table-cell>
          <table:table-cell office:value-type="float" office:value="92710" calcext:value-type="float">
            <text:p>92710</text:p>
          </table:table-cell>
          <table:table-cell office:value-type="float" office:value="3466.1653" calcext:value-type="float">
            <text:p>3466.1653</text:p>
          </table:table-cell>
          <table:table-cell office:value-type="float" office:value="393118" calcext:value-type="float">
            <text:p>393118</text:p>
          </table:table-cell>
          <table:table-cell office:value-type="float" office:value="563.66034" calcext:value-type="float">
            <text:p>563.66034</text:p>
          </table:table-cell>
          <table:table-cell office:value-type="float" office:value="25113" calcext:value-type="float">
            <text:p>25113</text:p>
          </table:table-cell>
        </table:table-row>
        <table:table-row table:style-name="ro1">
          <table:table-cell office:value-type="float" office:value="359900" calcext:value-type="float">
            <text:p>359900</text:p>
          </table:table-cell>
          <table:table-cell office:value-type="float" office:value="230907" calcext:value-type="float">
            <text:p>230907</text:p>
          </table:table-cell>
          <table:table-cell office:value-type="float" office:value="2265.232" calcext:value-type="float">
            <text:p>2265.232</text:p>
          </table:table-cell>
          <table:table-cell office:value-type="float" office:value="252826" calcext:value-type="float">
            <text:p>252826</text:p>
          </table:table-cell>
          <table:table-cell office:value-type="float" office:value="664.67706" calcext:value-type="float">
            <text:p>664.67706</text:p>
          </table:table-cell>
          <table:table-cell office:value-type="float" office:value="29656" calcext:value-type="float">
            <text:p>29656</text:p>
          </table:table-cell>
        </table:table-row>
        <table:table-row table:style-name="ro1">
          <table:table-cell office:value-type="float" office:value="191425" calcext:value-type="float">
            <text:p>191425</text:p>
          </table:table-cell>
          <table:table-cell office:value-type="float" office:value="232616" calcext:value-type="float">
            <text:p>232616</text:p>
          </table:table-cell>
          <table:table-cell office:value-type="float" office:value="2569.878" calcext:value-type="float">
            <text:p>2569.878</text:p>
          </table:table-cell>
          <table:table-cell office:value-type="float" office:value="275675" calcext:value-type="float">
            <text:p>275675</text:p>
          </table:table-cell>
          <table:table-cell office:value-type="float" office:value="637.6759" calcext:value-type="float">
            <text:p>637.6759</text:p>
          </table:table-cell>
          <table:table-cell office:value-type="float" office:value="36927" calcext:value-type="float">
            <text:p>36927</text:p>
          </table:table-cell>
        </table:table-row>
        <table:table-row table:style-name="ro1">
          <table:table-cell office:value-type="float" office:value="386795" calcext:value-type="float">
            <text:p>386795</text:p>
          </table:table-cell>
          <table:table-cell office:value-type="float" office:value="138594" calcext:value-type="float">
            <text:p>138594</text:p>
          </table:table-cell>
          <table:table-cell office:value-type="float" office:value="1363.2474" calcext:value-type="float">
            <text:p>1363.2474</text:p>
          </table:table-cell>
          <table:table-cell office:value-type="float" office:value="162758" calcext:value-type="float">
            <text:p>162758</text:p>
          </table:table-cell>
          <table:table-cell office:value-type="float" office:value="984.2622" calcext:value-type="float">
            <text:p>984.2622</text:p>
          </table:table-cell>
          <table:table-cell office:value-type="float" office:value="67682" calcext:value-type="float">
            <text:p>67682</text:p>
          </table:table-cell>
        </table:table-row>
        <table:table-row table:style-name="ro1">
          <table:table-cell office:value-type="float" office:value="325845" calcext:value-type="float">
            <text:p>325845</text:p>
          </table:table-cell>
          <table:table-cell office:value-type="float" office:value="471812" calcext:value-type="float">
            <text:p>471812</text:p>
          </table:table-cell>
          <table:table-cell office:value-type="float" office:value="1216.9266" calcext:value-type="float">
            <text:p>1216.9266</text:p>
          </table:table-cell>
          <table:table-cell office:value-type="float" office:value="129882" calcext:value-type="float">
            <text:p>129882</text:p>
          </table:table-cell>
          <table:table-cell office:value-type="float" office:value="495.6315" calcext:value-type="float">
            <text:p>495.6315</text:p>
          </table:table-cell>
          <table:table-cell office:value-type="float" office:value="22230" calcext:value-type="float">
            <text:p>22230</text:p>
          </table:table-cell>
        </table:table-row>
        <table:table-row table:style-name="ro1">
          <table:table-cell office:value-type="float" office:value="139514" calcext:value-type="float">
            <text:p>139514</text:p>
          </table:table-cell>
          <table:table-cell office:value-type="float" office:value="362029" calcext:value-type="float">
            <text:p>362029</text:p>
          </table:table-cell>
          <table:table-cell office:value-type="float" office:value="2665.4072" calcext:value-type="float">
            <text:p>2665.4072</text:p>
          </table:table-cell>
          <table:table-cell office:value-type="float" office:value="263233" calcext:value-type="float">
            <text:p>263233</text:p>
          </table:table-cell>
          <table:table-cell office:value-type="float" office:value="618.06146" calcext:value-type="float">
            <text:p>618.06146</text:p>
          </table:table-cell>
          <table:table-cell office:value-type="float" office:value="27259" calcext:value-type="float">
            <text:p>27259</text:p>
          </table:table-cell>
        </table:table-row>
        <table:table-row table:style-name="ro1">
          <table:table-cell office:value-type="float" office:value="445314" calcext:value-type="float">
            <text:p>445314</text:p>
          </table:table-cell>
          <table:table-cell office:value-type="float" office:value="63364" calcext:value-type="float">
            <text:p>63364</text:p>
          </table:table-cell>
          <table:table-cell office:value-type="float" office:value="1936.1975" calcext:value-type="float">
            <text:p>1936.1975</text:p>
          </table:table-cell>
          <table:table-cell office:value-type="float" office:value="195915" calcext:value-type="float">
            <text:p>195915</text:p>
          </table:table-cell>
          <table:table-cell office:value-type="float" office:value="413.19278" calcext:value-type="float">
            <text:p>413.19278</text:p>
          </table:table-cell>
          <table:table-cell office:value-type="float" office:value="11238" calcext:value-type="float">
            <text:p>11238</text:p>
          </table:table-cell>
        </table:table-row>
        <table:table-row table:style-name="ro1">
          <table:table-cell office:value-type="float" office:value="37077" calcext:value-type="float">
            <text:p>37077</text:p>
          </table:table-cell>
          <table:table-cell office:value-type="float" office:value="254931" calcext:value-type="float">
            <text:p>254931</text:p>
          </table:table-cell>
          <table:table-cell office:value-type="float" office:value="2173.0354" calcext:value-type="float">
            <text:p>2173.0354</text:p>
          </table:table-cell>
          <table:table-cell office:value-type="float" office:value="249985" calcext:value-type="float">
            <text:p>249985</text:p>
          </table:table-cell>
          <table:table-cell office:value-type="float" office:value="997.3059" calcext:value-type="float">
            <text:p>997.3059</text:p>
          </table:table-cell>
          <table:table-cell office:value-type="float" office:value="81639" calcext:value-type="float">
            <text:p>81639</text:p>
          </table:table-cell>
        </table:table-row>
        <table:table-row table:style-name="ro1">
          <table:table-cell office:value-type="float" office:value="436312" calcext:value-type="float">
            <text:p>436312</text:p>
          </table:table-cell>
          <table:table-cell office:value-type="float" office:value="222914" calcext:value-type="float">
            <text:p>222914</text:p>
          </table:table-cell>
          <table:table-cell office:value-type="float" office:value="1560.4408" calcext:value-type="float">
            <text:p>1560.4408</text:p>
          </table:table-cell>
          <table:table-cell office:value-type="float" office:value="161666" calcext:value-type="float">
            <text:p>161666</text:p>
          </table:table-cell>
          <table:table-cell office:value-type="float" office:value="444.74338" calcext:value-type="float">
            <text:p>444.74338</text:p>
          </table:table-cell>
          <table:table-cell office:value-type="float" office:value="17233" calcext:value-type="float">
            <text:p>17233</text:p>
          </table:table-cell>
        </table:table-row>
        <table:table-row table:style-name="ro1">
          <table:table-cell office:value-type="float" office:value="526661" calcext:value-type="float">
            <text:p>526661</text:p>
          </table:table-cell>
          <table:table-cell office:value-type="float" office:value="286184" calcext:value-type="float">
            <text:p>286184</text:p>
          </table:table-cell>
          <table:table-cell office:value-type="float" office:value="1179.6265" calcext:value-type="float">
            <text:p>1179.6265</text:p>
          </table:table-cell>
          <table:table-cell office:value-type="float" office:value="113224" calcext:value-type="float">
            <text:p>113224</text:p>
          </table:table-cell>
          <table:table-cell office:value-type="float" office:value="632.9602" calcext:value-type="float">
            <text:p>632.9602</text:p>
          </table:table-cell>
          <table:table-cell office:value-type="float" office:value="27917" calcext:value-type="float">
            <text:p>27917</text:p>
          </table:table-cell>
        </table:table-row>
        <table:table-row table:style-name="ro1">
          <table:table-cell office:value-type="float" office:value="536055" calcext:value-type="float">
            <text:p>536055</text:p>
          </table:table-cell>
          <table:table-cell office:value-type="float" office:value="372373" calcext:value-type="float">
            <text:p>372373</text:p>
          </table:table-cell>
          <table:table-cell office:value-type="float" office:value="2778.3337" calcext:value-type="float">
            <text:p>2778.3337</text:p>
          </table:table-cell>
          <table:table-cell office:value-type="float" office:value="308413" calcext:value-type="float">
            <text:p>308413</text:p>
          </table:table-cell>
          <table:table-cell office:value-type="float" office:value="570.1168" calcext:value-type="float">
            <text:p>570.1168</text:p>
          </table:table-cell>
          <table:table-cell office:value-type="float" office:value="20254" calcext:value-type="float">
            <text:p>20254</text:p>
          </table:table-cell>
        </table:table-row>
        <table:table-row table:style-name="ro1">
          <table:table-cell office:value-type="float" office:value="553785" calcext:value-type="float">
            <text:p>553785</text:p>
          </table:table-cell>
          <table:table-cell office:value-type="float" office:value="168336" calcext:value-type="float">
            <text:p>168336</text:p>
          </table:table-cell>
          <table:table-cell office:value-type="float" office:value="1486.8048" calcext:value-type="float">
            <text:p>1486.8048</text:p>
          </table:table-cell>
          <table:table-cell office:value-type="float" office:value="151673" calcext:value-type="float">
            <text:p>151673</text:p>
          </table:table-cell>
          <table:table-cell office:value-type="float" office:value="438.95218" calcext:value-type="float">
            <text:p>438.95218</text:p>
          </table:table-cell>
          <table:table-cell office:value-type="float" office:value="5158" calcext:value-type="float">
            <text:p>5158</text:p>
          </table:table-cell>
        </table:table-row>
        <table:table-row table:style-name="ro1">
          <table:table-cell office:value-type="float" office:value="436444" calcext:value-type="float">
            <text:p>436444</text:p>
          </table:table-cell>
          <table:table-cell office:value-type="float" office:value="417540" calcext:value-type="float">
            <text:p>417540</text:p>
          </table:table-cell>
          <table:table-cell office:value-type="float" office:value="2435.6243" calcext:value-type="float">
            <text:p>2435.6243</text:p>
          </table:table-cell>
          <table:table-cell office:value-type="float" office:value="255343" calcext:value-type="float">
            <text:p>255343</text:p>
          </table:table-cell>
          <table:table-cell office:value-type="float" office:value="646.37195" calcext:value-type="float">
            <text:p>646.37195</text:p>
          </table:table-cell>
          <table:table-cell office:value-type="float" office:value="38773" calcext:value-type="float">
            <text:p>38773</text:p>
          </table:table-cell>
        </table:table-row>
        <table:table-row table:style-name="ro1">
          <table:table-cell office:value-type="float" office:value="501662" calcext:value-type="float">
            <text:p>501662</text:p>
          </table:table-cell>
          <table:table-cell office:value-type="float" office:value="87341" calcext:value-type="float">
            <text:p>87341</text:p>
          </table:table-cell>
          <table:table-cell office:value-type="float" office:value="3185.231" calcext:value-type="float">
            <text:p>3185.231</text:p>
          </table:table-cell>
          <table:table-cell office:value-type="float" office:value="334331" calcext:value-type="float">
            <text:p>334331</text:p>
          </table:table-cell>
          <table:table-cell office:value-type="float" office:value="648.744" calcext:value-type="float">
            <text:p>648.744</text:p>
          </table:table-cell>
          <table:table-cell office:value-type="float" office:value="40445" calcext:value-type="float">
            <text:p>40445</text:p>
          </table:table-cell>
        </table:table-row>
        <table:table-row table:style-name="ro1">
          <table:table-cell office:value-type="float" office:value="376195" calcext:value-type="float">
            <text:p>376195</text:p>
          </table:table-cell>
          <table:table-cell office:value-type="float" office:value="296696" calcext:value-type="float">
            <text:p>296696</text:p>
          </table:table-cell>
          <table:table-cell office:value-type="float" office:value="3466.7708" calcext:value-type="float">
            <text:p>3466.7708</text:p>
          </table:table-cell>
          <table:table-cell office:value-type="float" office:value="353841" calcext:value-type="float">
            <text:p>353841</text:p>
          </table:table-cell>
          <table:table-cell office:value-type="float" office:value="590.2704" calcext:value-type="float">
            <text:p>590.2704</text:p>
          </table:table-cell>
          <table:table-cell office:value-type="float" office:value="33351" calcext:value-type="float">
            <text:p>33351</text:p>
          </table:table-cell>
        </table:table-row>
        <table:table-row table:style-name="ro1">
          <table:table-cell office:value-type="float" office:value="537454" calcext:value-type="float">
            <text:p>537454</text:p>
          </table:table-cell>
          <table:table-cell office:value-type="float" office:value="565703" calcext:value-type="float">
            <text:p>565703</text:p>
          </table:table-cell>
          <table:table-cell office:value-type="float" office:value="3152.2815" calcext:value-type="float">
            <text:p>3152.2815</text:p>
          </table:table-cell>
          <table:table-cell office:value-type="float" office:value="344510" calcext:value-type="float">
            <text:p>344510</text:p>
          </table:table-cell>
          <table:table-cell office:value-type="float" office:value="722.0102" calcext:value-type="float">
            <text:p>722.0102</text:p>
          </table:table-cell>
          <table:table-cell office:value-type="float" office:value="49412" calcext:value-type="float">
            <text:p>49412</text:p>
          </table:table-cell>
        </table:table-row>
        <table:table-row table:style-name="ro1">
          <table:table-cell office:value-type="float" office:value="230638" calcext:value-type="float">
            <text:p>230638</text:p>
          </table:table-cell>
          <table:table-cell office:value-type="float" office:value="518216" calcext:value-type="float">
            <text:p>518216</text:p>
          </table:table-cell>
          <table:table-cell office:value-type="float" office:value="3037.442" calcext:value-type="float">
            <text:p>3037.442</text:p>
          </table:table-cell>
          <table:table-cell office:value-type="float" office:value="324298" calcext:value-type="float">
            <text:p>324298</text:p>
          </table:table-cell>
          <table:table-cell office:value-type="float" office:value="496.9063" calcext:value-type="float">
            <text:p>496.9063</text:p>
          </table:table-cell>
          <table:table-cell office:value-type="float" office:value="21615" calcext:value-type="float">
            <text:p>21615</text:p>
          </table:table-cell>
        </table:table-row>
        <table:table-row table:style-name="ro1">
          <table:table-cell office:value-type="float" office:value="646162" calcext:value-type="float">
            <text:p>646162</text:p>
          </table:table-cell>
          <table:table-cell office:value-type="float" office:value="359542" calcext:value-type="float">
            <text:p>359542</text:p>
          </table:table-cell>
          <table:table-cell office:value-type="float" office:value="3719.1506" calcext:value-type="float">
            <text:p>3719.1506</text:p>
          </table:table-cell>
          <table:table-cell office:value-type="float" office:value="389208" calcext:value-type="float">
            <text:p>389208</text:p>
          </table:table-cell>
          <table:table-cell office:value-type="float" office:value="734.86786" calcext:value-type="float">
            <text:p>734.86786</text:p>
          </table:table-cell>
          <table:table-cell office:value-type="float" office:value="46104" calcext:value-type="float">
            <text:p>46104</text:p>
          </table:table-cell>
        </table:table-row>
        <table:table-row table:style-name="ro1">
          <table:table-cell office:value-type="float" office:value="655589" calcext:value-type="float">
            <text:p>655589</text:p>
          </table:table-cell>
          <table:table-cell office:value-type="float" office:value="393423" calcext:value-type="float">
            <text:p>393423</text:p>
          </table:table-cell>
          <table:table-cell office:value-type="float" office:value="3554.6658" calcext:value-type="float">
            <text:p>3554.6658</text:p>
          </table:table-cell>
          <table:table-cell office:value-type="float" office:value="392980" calcext:value-type="float">
            <text:p>392980</text:p>
          </table:table-cell>
          <table:table-cell office:value-type="float" office:value="639.6643" calcext:value-type="float">
            <text:p>639.6643</text:p>
          </table:table-cell>
          <table:table-cell office:value-type="float" office:value="34441" calcext:value-type="float">
            <text:p>34441</text:p>
          </table:table-cell>
        </table:table-row>
        <table:table-row table:style-name="ro1">
          <table:table-cell office:value-type="float" office:value="229139" calcext:value-type="float">
            <text:p>229139</text:p>
          </table:table-cell>
          <table:table-cell office:value-type="float" office:value="316409" calcext:value-type="float">
            <text:p>316409</text:p>
          </table:table-cell>
          <table:table-cell office:value-type="float" office:value="1154.4185" calcext:value-type="float">
            <text:p>1154.4185</text:p>
          </table:table-cell>
          <table:table-cell office:value-type="float" office:value="139218" calcext:value-type="float">
            <text:p>139218</text:p>
          </table:table-cell>
          <table:table-cell office:value-type="float" office:value="6327.8193" calcext:value-type="float">
            <text:p>6327.8193</text:p>
          </table:table-cell>
          <table:table-cell office:value-type="float" office:value="648389" calcext:value-type="float">
            <text:p>648389</text:p>
          </table:table-cell>
        </table:table-row>
        <table:table-row table:style-name="ro1">
          <table:table-cell office:value-type="float" office:value="538867" calcext:value-type="float">
            <text:p>538867</text:p>
          </table:table-cell>
          <table:table-cell office:value-type="float" office:value="81213" calcext:value-type="float">
            <text:p>81213</text:p>
          </table:table-cell>
          <table:table-cell office:value-type="float" office:value="1443.2347" calcext:value-type="float">
            <text:p>1443.2347</text:p>
          </table:table-cell>
          <table:table-cell office:value-type="float" office:value="141397" calcext:value-type="float">
            <text:p>141397</text:p>
          </table:table-cell>
          <table:table-cell office:value-type="float" office:value="781.5636" calcext:value-type="float">
            <text:p>781.5636</text:p>
          </table:table-cell>
          <table:table-cell office:value-type="float" office:value="31116" calcext:value-type="float">
            <text:p>31116</text:p>
          </table:table-cell>
        </table:table-row>
        <table:table-row table:style-name="ro1">
          <table:table-cell office:value-type="float" office:value="213068" calcext:value-type="float">
            <text:p>213068</text:p>
          </table:table-cell>
          <table:table-cell office:value-type="float" office:value="221753" calcext:value-type="float">
            <text:p>221753</text:p>
          </table:table-cell>
          <table:table-cell office:value-type="float" office:value="2465.4956" calcext:value-type="float">
            <text:p>2465.4956</text:p>
          </table:table-cell>
          <table:table-cell office:value-type="float" office:value="247711" calcext:value-type="float">
            <text:p>247711</text:p>
          </table:table-cell>
          <table:table-cell office:value-type="float" office:value="580.99725" calcext:value-type="float">
            <text:p>580.99725</text:p>
          </table:table-cell>
          <table:table-cell office:value-type="float" office:value="29079" calcext:value-type="float">
            <text:p>29079</text:p>
          </table:table-cell>
        </table:table-row>
        <table:table-row table:style-name="ro1">
          <table:table-cell office:value-type="float" office:value="107640" calcext:value-type="float">
            <text:p>107640</text:p>
          </table:table-cell>
          <table:table-cell office:value-type="float" office:value="23486" calcext:value-type="float">
            <text:p>23486</text:p>
          </table:table-cell>
          <table:table-cell office:value-type="float" office:value="1474.64" calcext:value-type="float">
            <text:p>1474.64</text:p>
          </table:table-cell>
          <table:table-cell office:value-type="float" office:value="154392" calcext:value-type="float">
            <text:p>154392</text:p>
          </table:table-cell>
          <table:table-cell office:value-type="float" office:value="801.4758" calcext:value-type="float">
            <text:p>801.4758</text:p>
          </table:table-cell>
          <table:table-cell office:value-type="float" office:value="44854" calcext:value-type="float">
            <text:p>44854</text:p>
          </table:table-cell>
        </table:table-row>
        <table:table-row table:style-name="ro1">
          <table:table-cell office:value-type="float" office:value="460113" calcext:value-type="float">
            <text:p>460113</text:p>
          </table:table-cell>
          <table:table-cell office:value-type="float" office:value="156193" calcext:value-type="float">
            <text:p>156193</text:p>
          </table:table-cell>
          <table:table-cell office:value-type="float" office:value="1607.8333" calcext:value-type="float">
            <text:p>1607.8333</text:p>
          </table:table-cell>
          <table:table-cell office:value-type="float" office:value="180738" calcext:value-type="float">
            <text:p>180738</text:p>
          </table:table-cell>
          <table:table-cell office:value-type="float" office:value="459.27264" calcext:value-type="float">
            <text:p>459.27264</text:p>
          </table:table-cell>
          <table:table-cell office:value-type="float" office:value="17849" calcext:value-type="float">
            <text:p>17849</text:p>
          </table:table-cell>
        </table:table-row>
        <table:table-row table:style-name="ro1">
          <table:table-cell office:value-type="float" office:value="329762" calcext:value-type="float">
            <text:p>329762</text:p>
          </table:table-cell>
          <table:table-cell office:value-type="float" office:value="96005" calcext:value-type="float">
            <text:p>96005</text:p>
          </table:table-cell>
          <table:table-cell office:value-type="float" office:value="2042.0397" calcext:value-type="float">
            <text:p>2042.0397</text:p>
          </table:table-cell>
          <table:table-cell office:value-type="float" office:value="231569" calcext:value-type="float">
            <text:p>231569</text:p>
          </table:table-cell>
          <table:table-cell office:value-type="float" office:value="1102.578" calcext:value-type="float">
            <text:p>1102.578</text:p>
          </table:table-cell>
          <table:table-cell office:value-type="float" office:value="96128" calcext:value-type="float">
            <text:p>96128</text:p>
          </table:table-cell>
        </table:table-row>
        <table:table-row table:style-name="ro1">
          <table:table-cell office:value-type="float" office:value="158460" calcext:value-type="float">
            <text:p>158460</text:p>
          </table:table-cell>
          <table:table-cell office:value-type="float" office:value="649549" calcext:value-type="float">
            <text:p>649549</text:p>
          </table:table-cell>
          <table:table-cell office:value-type="float" office:value="1200.0748" calcext:value-type="float">
            <text:p>1200.0748</text:p>
          </table:table-cell>
          <table:table-cell office:value-type="float" office:value="117826" calcext:value-type="float">
            <text:p>117826</text:p>
          </table:table-cell>
          <table:table-cell office:value-type="float" office:value="451.9215" calcext:value-type="float">
            <text:p>451.9215</text:p>
          </table:table-cell>
          <table:table-cell office:value-type="float" office:value="15515" calcext:value-type="float">
            <text:p>15515</text:p>
          </table:table-cell>
        </table:table-row>
        <table:table-row table:style-name="ro1">
          <table:table-cell office:value-type="float" office:value="174435" calcext:value-type="float">
            <text:p>174435</text:p>
          </table:table-cell>
          <table:table-cell office:value-type="float" office:value="222381" calcext:value-type="float">
            <text:p>222381</text:p>
          </table:table-cell>
          <table:table-cell office:value-type="float" office:value="2992.0837" calcext:value-type="float">
            <text:p>2992.0837</text:p>
          </table:table-cell>
          <table:table-cell office:value-type="float" office:value="323414" calcext:value-type="float">
            <text:p>323414</text:p>
          </table:table-cell>
          <table:table-cell office:value-type="float" office:value="647.1616" calcext:value-type="float">
            <text:p>647.1616</text:p>
          </table:table-cell>
          <table:table-cell office:value-type="float" office:value="42624" calcext:value-type="float">
            <text:p>42624</text:p>
          </table:table-cell>
        </table:table-row>
        <table:table-row table:style-name="ro1">
          <table:table-cell office:value-type="float" office:value="153090" calcext:value-type="float">
            <text:p>153090</text:p>
          </table:table-cell>
          <table:table-cell office:value-type="float" office:value="634509" calcext:value-type="float">
            <text:p>634509</text:p>
          </table:table-cell>
          <table:table-cell office:value-type="float" office:value="1584.9008" calcext:value-type="float">
            <text:p>1584.9008</text:p>
          </table:table-cell>
          <table:table-cell office:value-type="float" office:value="167856" calcext:value-type="float">
            <text:p>167856</text:p>
          </table:table-cell>
          <table:table-cell office:value-type="float" office:value="700.5181" calcext:value-type="float">
            <text:p>700.5181</text:p>
          </table:table-cell>
          <table:table-cell office:value-type="float" office:value="37637" calcext:value-type="float">
            <text:p>37637</text:p>
          </table:table-cell>
        </table:table-row>
        <table:table-row table:style-name="ro1">
          <table:table-cell office:value-type="float" office:value="129696" calcext:value-type="float">
            <text:p>129696</text:p>
          </table:table-cell>
          <table:table-cell office:value-type="float" office:value="419694" calcext:value-type="float">
            <text:p>419694</text:p>
          </table:table-cell>
          <table:table-cell office:value-type="float" office:value="2361.2866" calcext:value-type="float">
            <text:p>2361.2866</text:p>
          </table:table-cell>
          <table:table-cell office:value-type="float" office:value="249353" calcext:value-type="float">
            <text:p>249353</text:p>
          </table:table-cell>
          <table:table-cell office:value-type="float" office:value="774.0556" calcext:value-type="float">
            <text:p>774.0556</text:p>
          </table:table-cell>
          <table:table-cell office:value-type="float" office:value="52431" calcext:value-type="float">
            <text:p>52431</text:p>
          </table:table-cell>
        </table:table-row>
        <table:table-row table:style-name="ro1">
          <table:table-cell office:value-type="float" office:value="412789" calcext:value-type="float">
            <text:p>412789</text:p>
          </table:table-cell>
          <table:table-cell office:value-type="float" office:value="89692" calcext:value-type="float">
            <text:p>89692</text:p>
          </table:table-cell>
          <table:table-cell office:value-type="float" office:value="1357.0416" calcext:value-type="float">
            <text:p>1357.0416</text:p>
          </table:table-cell>
          <table:table-cell office:value-type="float" office:value="134987" calcext:value-type="float">
            <text:p>134987</text:p>
          </table:table-cell>
          <table:table-cell office:value-type="float" office:value="421.67743" calcext:value-type="float">
            <text:p>421.67743</text:p>
          </table:table-cell>
          <table:table-cell office:value-type="float" office:value="15377" calcext:value-type="float">
            <text:p>15377</text:p>
          </table:table-cell>
        </table:table-row>
        <table:table-row table:style-name="ro1">
          <table:table-cell office:value-type="float" office:value="490703" calcext:value-type="float">
            <text:p>490703</text:p>
          </table:table-cell>
          <table:table-cell office:value-type="float" office:value="485524" calcext:value-type="float">
            <text:p>485524</text:p>
          </table:table-cell>
          <table:table-cell office:value-type="float" office:value="2429.395" calcext:value-type="float">
            <text:p>2429.395</text:p>
          </table:table-cell>
          <table:table-cell office:value-type="float" office:value="261669" calcext:value-type="float">
            <text:p>261669</text:p>
          </table:table-cell>
          <table:table-cell office:value-type="float" office:value="1000.08075" calcext:value-type="float">
            <text:p>1000.08075</text:p>
          </table:table-cell>
          <table:table-cell office:value-type="float" office:value="78471" calcext:value-type="float">
            <text:p>78471</text:p>
          </table:table-cell>
        </table:table-row>
        <table:table-row table:style-name="ro1">
          <table:table-cell office:value-type="float" office:value="606660" calcext:value-type="float">
            <text:p>606660</text:p>
          </table:table-cell>
          <table:table-cell office:value-type="float" office:value="346621" calcext:value-type="float">
            <text:p>346621</text:p>
          </table:table-cell>
          <table:table-cell office:value-type="float" office:value="1688.4347" calcext:value-type="float">
            <text:p>1688.4347</text:p>
          </table:table-cell>
          <table:table-cell office:value-type="float" office:value="189287" calcext:value-type="float">
            <text:p>189287</text:p>
          </table:table-cell>
          <table:table-cell office:value-type="float" office:value="615.39166" calcext:value-type="float">
            <text:p>615.39166</text:p>
          </table:table-cell>
          <table:table-cell office:value-type="float" office:value="30320" calcext:value-type="float">
            <text:p>30320</text:p>
          </table:table-cell>
        </table:table-row>
        <table:table-row table:style-name="ro1">
          <table:table-cell office:value-type="float" office:value="104658" calcext:value-type="float">
            <text:p>104658</text:p>
          </table:table-cell>
          <table:table-cell office:value-type="float" office:value="254764" calcext:value-type="float">
            <text:p>254764</text:p>
          </table:table-cell>
          <table:table-cell office:value-type="float" office:value="1910.5021" calcext:value-type="float">
            <text:p>1910.5021</text:p>
          </table:table-cell>
          <table:table-cell office:value-type="float" office:value="201013" calcext:value-type="float">
            <text:p>201013</text:p>
          </table:table-cell>
          <table:table-cell office:value-type="float" office:value="670.5447" calcext:value-type="float">
            <text:p>670.5447</text:p>
          </table:table-cell>
          <table:table-cell office:value-type="float" office:value="34572" calcext:value-type="float">
            <text:p>34572</text:p>
          </table:table-cell>
        </table:table-row>
        <table:table-row table:style-name="ro1">
          <table:table-cell office:value-type="float" office:value="314740" calcext:value-type="float">
            <text:p>314740</text:p>
          </table:table-cell>
          <table:table-cell office:value-type="float" office:value="162142" calcext:value-type="float">
            <text:p>162142</text:p>
          </table:table-cell>
          <table:table-cell office:value-type="float" office:value="2089.2583" calcext:value-type="float">
            <text:p>2089.2583</text:p>
          </table:table-cell>
          <table:table-cell office:value-type="float" office:value="235695" calcext:value-type="float">
            <text:p>235695</text:p>
          </table:table-cell>
          <table:table-cell office:value-type="float" office:value="424.75165" calcext:value-type="float">
            <text:p>424.75165</text:p>
          </table:table-cell>
          <table:table-cell office:value-type="float" office:value="16298" calcext:value-type="float">
            <text:p>16298</text:p>
          </table:table-cell>
        </table:table-row>
        <table:table-row table:style-name="ro1">
          <table:table-cell office:value-type="float" office:value="333256" calcext:value-type="float">
            <text:p>333256</text:p>
          </table:table-cell>
          <table:table-cell office:value-type="float" office:value="399914" calcext:value-type="float">
            <text:p>399914</text:p>
          </table:table-cell>
          <table:table-cell office:value-type="float" office:value="2508.4863" calcext:value-type="float">
            <text:p>2508.4863</text:p>
          </table:table-cell>
          <table:table-cell office:value-type="float" office:value="282185" calcext:value-type="float">
            <text:p>282185</text:p>
          </table:table-cell>
          <table:table-cell office:value-type="float" office:value="613.8177" calcext:value-type="float">
            <text:p>613.8177</text:p>
          </table:table-cell>
          <table:table-cell office:value-type="float" office:value="28496" calcext:value-type="float">
            <text:p>28496</text:p>
          </table:table-cell>
        </table:table-row>
        <table:table-row table:style-name="ro1">
          <table:table-cell office:value-type="float" office:value="404873" calcext:value-type="float">
            <text:p>404873</text:p>
          </table:table-cell>
          <table:table-cell office:value-type="float" office:value="299034" calcext:value-type="float">
            <text:p>299034</text:p>
          </table:table-cell>
          <table:table-cell office:value-type="float" office:value="3597.4526" calcext:value-type="float">
            <text:p>3597.4526</text:p>
          </table:table-cell>
          <table:table-cell office:value-type="float" office:value="370376" calcext:value-type="float">
            <text:p>370376</text:p>
          </table:table-cell>
          <table:table-cell office:value-type="float" office:value="673.77496" calcext:value-type="float">
            <text:p>673.77496</text:p>
          </table:table-cell>
          <table:table-cell office:value-type="float" office:value="31431" calcext:value-type="float">
            <text:p>31431</text:p>
          </table:table-cell>
        </table:table-row>
        <table:table-row table:style-name="ro1">
          <table:table-cell office:value-type="float" office:value="231164" calcext:value-type="float">
            <text:p>231164</text:p>
          </table:table-cell>
          <table:table-cell office:value-type="float" office:value="7215" calcext:value-type="float">
            <text:p>7215</text:p>
          </table:table-cell>
          <table:table-cell office:value-type="float" office:value="4352.4233" calcext:value-type="float">
            <text:p>4352.4233</text:p>
          </table:table-cell>
          <table:table-cell office:value-type="float" office:value="471031" calcext:value-type="float">
            <text:p>471031</text:p>
          </table:table-cell>
          <table:table-cell office:value-type="float" office:value="757.535" calcext:value-type="float">
            <text:p>757.535</text:p>
          </table:table-cell>
          <table:table-cell office:value-type="float" office:value="51471" calcext:value-type="float">
            <text:p>51471</text:p>
          </table:table-cell>
        </table:table-row>
        <table:table-row table:style-name="ro1">
          <table:table-cell office:value-type="float" office:value="654647" calcext:value-type="float">
            <text:p>654647</text:p>
          </table:table-cell>
          <table:table-cell office:value-type="float" office:value="193279" calcext:value-type="float">
            <text:p>193279</text:p>
          </table:table-cell>
          <table:table-cell office:value-type="float" office:value="3785.881" calcext:value-type="float">
            <text:p>3785.881</text:p>
          </table:table-cell>
          <table:table-cell office:value-type="float" office:value="412782" calcext:value-type="float">
            <text:p>412782</text:p>
          </table:table-cell>
          <table:table-cell office:value-type="float" office:value="660.1375" calcext:value-type="float">
            <text:p>660.1375</text:p>
          </table:table-cell>
          <table:table-cell office:value-type="float" office:value="35486" calcext:value-type="float">
            <text:p>35486</text:p>
          </table:table-cell>
        </table:table-row>
        <table:table-row table:style-name="ro1">
          <table:table-cell office:value-type="float" office:value="76627" calcext:value-type="float">
            <text:p>76627</text:p>
          </table:table-cell>
          <table:table-cell office:value-type="float" office:value="316000" calcext:value-type="float">
            <text:p>316000</text:p>
          </table:table-cell>
          <table:table-cell office:value-type="float" office:value="1870.6509" calcext:value-type="float">
            <text:p>1870.6509</text:p>
          </table:table-cell>
          <table:table-cell office:value-type="float" office:value="202258" calcext:value-type="float">
            <text:p>202258</text:p>
          </table:table-cell>
          <table:table-cell office:value-type="float" office:value="748.09436" calcext:value-type="float">
            <text:p>748.09436</text:p>
          </table:table-cell>
          <table:table-cell office:value-type="float" office:value="44865" calcext:value-type="float">
            <text:p>44865</text:p>
          </table:table-cell>
        </table:table-row>
        <table:table-row table:style-name="ro1">
          <table:table-cell office:value-type="float" office:value="17236" calcext:value-type="float">
            <text:p>17236</text:p>
          </table:table-cell>
          <table:table-cell office:value-type="float" office:value="218904" calcext:value-type="float">
            <text:p>218904</text:p>
          </table:table-cell>
          <table:table-cell office:value-type="float" office:value="1762.0697" calcext:value-type="float">
            <text:p>1762.0697</text:p>
          </table:table-cell>
          <table:table-cell office:value-type="float" office:value="208981" calcext:value-type="float">
            <text:p>208981</text:p>
          </table:table-cell>
          <table:table-cell office:value-type="float" office:value="713.42773" calcext:value-type="float">
            <text:p>713.42773</text:p>
          </table:table-cell>
          <table:table-cell office:value-type="float" office:value="48040" calcext:value-type="float">
            <text:p>48040</text:p>
          </table:table-cell>
        </table:table-row>
        <table:table-row table:style-name="ro1">
          <table:table-cell office:value-type="float" office:value="378426" calcext:value-type="float">
            <text:p>378426</text:p>
          </table:table-cell>
          <table:table-cell office:value-type="float" office:value="49785" calcext:value-type="float">
            <text:p>49785</text:p>
          </table:table-cell>
          <table:table-cell office:value-type="float" office:value="1143.8295" calcext:value-type="float">
            <text:p>1143.8295</text:p>
          </table:table-cell>
          <table:table-cell office:value-type="float" office:value="121186" calcext:value-type="float">
            <text:p>121186</text:p>
          </table:table-cell>
          <table:table-cell office:value-type="float" office:value="371.89175" calcext:value-type="float">
            <text:p>371.89175</text:p>
          </table:table-cell>
          <table:table-cell office:value-type="float" office:value="7956" calcext:value-type="float">
            <text:p>7956</text:p>
          </table:table-cell>
        </table:table-row>
        <table:table-row table:style-name="ro1">
          <table:table-cell office:value-type="float" office:value="418354" calcext:value-type="float">
            <text:p>418354</text:p>
          </table:table-cell>
          <table:table-cell office:value-type="float" office:value="610680" calcext:value-type="float">
            <text:p>610680</text:p>
          </table:table-cell>
          <table:table-cell office:value-type="float" office:value="1562.1332" calcext:value-type="float">
            <text:p>1562.1332</text:p>
          </table:table-cell>
          <table:table-cell office:value-type="float" office:value="178846" calcext:value-type="float">
            <text:p>178846</text:p>
          </table:table-cell>
          <table:table-cell office:value-type="float" office:value="458.35464" calcext:value-type="float">
            <text:p>458.35464</text:p>
          </table:table-cell>
          <table:table-cell office:value-type="float" office:value="17251" calcext:value-type="float">
            <text:p>17251</text:p>
          </table:table-cell>
        </table:table-row>
        <table:table-row table:style-name="ro1">
          <table:table-cell office:value-type="float" office:value="248183" calcext:value-type="float">
            <text:p>248183</text:p>
          </table:table-cell>
          <table:table-cell office:value-type="float" office:value="541583" calcext:value-type="float">
            <text:p>541583</text:p>
          </table:table-cell>
          <table:table-cell office:value-type="float" office:value="1186.3644" calcext:value-type="float">
            <text:p>1186.3644</text:p>
          </table:table-cell>
          <table:table-cell office:value-type="float" office:value="128095" calcext:value-type="float">
            <text:p>128095</text:p>
          </table:table-cell>
          <table:table-cell office:value-type="float" office:value="395.36832" calcext:value-type="float">
            <text:p>395.36832</text:p>
          </table:table-cell>
          <table:table-cell office:value-type="float" office:value="10437" calcext:value-type="float">
            <text:p>10437</text:p>
          </table:table-cell>
        </table:table-row>
        <table:table-row table:style-name="ro1">
          <table:table-cell office:value-type="float" office:value="149655" calcext:value-type="float">
            <text:p>149655</text:p>
          </table:table-cell>
          <table:table-cell office:value-type="float" office:value="632284" calcext:value-type="float">
            <text:p>632284</text:p>
          </table:table-cell>
          <table:table-cell office:value-type="float" office:value="2217.648" calcext:value-type="float">
            <text:p>2217.648</text:p>
          </table:table-cell>
          <table:table-cell office:value-type="float" office:value="259374" calcext:value-type="float">
            <text:p>259374</text:p>
          </table:table-cell>
          <table:table-cell office:value-type="float" office:value="617.5267" calcext:value-type="float">
            <text:p>617.5267</text:p>
          </table:table-cell>
          <table:table-cell office:value-type="float" office:value="36235" calcext:value-type="float">
            <text:p>36235</text:p>
          </table:table-cell>
        </table:table-row>
        <table:table-row table:style-name="ro1">
          <table:table-cell office:value-type="float" office:value="634671" calcext:value-type="float">
            <text:p>634671</text:p>
          </table:table-cell>
          <table:table-cell office:value-type="float" office:value="434815" calcext:value-type="float">
            <text:p>434815</text:p>
          </table:table-cell>
          <table:table-cell office:value-type="float" office:value="3633.1555" calcext:value-type="float">
            <text:p>3633.1555</text:p>
          </table:table-cell>
          <table:table-cell office:value-type="float" office:value="388019" calcext:value-type="float">
            <text:p>388019</text:p>
          </table:table-cell>
          <table:table-cell office:value-type="float" office:value="847.06866" calcext:value-type="float">
            <text:p>847.06866</text:p>
          </table:table-cell>
          <table:table-cell office:value-type="float" office:value="59739" calcext:value-type="float">
            <text:p>59739</text:p>
          </table:table-cell>
        </table:table-row>
        <table:table-row table:style-name="ro1">
          <table:table-cell office:value-type="float" office:value="559804" calcext:value-type="float">
            <text:p>559804</text:p>
          </table:table-cell>
          <table:table-cell office:value-type="float" office:value="134658" calcext:value-type="float">
            <text:p>134658</text:p>
          </table:table-cell>
          <table:table-cell office:value-type="float" office:value="3073.5884" calcext:value-type="float">
            <text:p>3073.5884</text:p>
          </table:table-cell>
          <table:table-cell office:value-type="float" office:value="338274" calcext:value-type="float">
            <text:p>338274</text:p>
          </table:table-cell>
          <table:table-cell office:value-type="float" office:value="697.6953" calcext:value-type="float">
            <text:p>697.6953</text:p>
          </table:table-cell>
          <table:table-cell office:value-type="float" office:value="39617" calcext:value-type="float">
            <text:p>39617</text:p>
          </table:table-cell>
        </table:table-row>
        <table:table-row table:style-name="ro1">
          <table:table-cell office:value-type="float" office:value="600641" calcext:value-type="float">
            <text:p>600641</text:p>
          </table:table-cell>
          <table:table-cell office:value-type="float" office:value="288395" calcext:value-type="float">
            <text:p>288395</text:p>
          </table:table-cell>
          <table:table-cell office:value-type="float" office:value="1866.7357" calcext:value-type="float">
            <text:p>1866.7357</text:p>
          </table:table-cell>
          <table:table-cell office:value-type="float" office:value="199694" calcext:value-type="float">
            <text:p>199694</text:p>
          </table:table-cell>
          <table:table-cell office:value-type="float" office:value="780.64954" calcext:value-type="float">
            <text:p>780.64954</text:p>
          </table:table-cell>
          <table:table-cell office:value-type="float" office:value="54223" calcext:value-type="float">
            <text:p>54223</text:p>
          </table:table-cell>
        </table:table-row>
        <table:table-row table:style-name="ro1">
          <table:table-cell office:value-type="float" office:value="223703" calcext:value-type="float">
            <text:p>223703</text:p>
          </table:table-cell>
          <table:table-cell office:value-type="float" office:value="30891" calcext:value-type="float">
            <text:p>30891</text:p>
          </table:table-cell>
          <table:table-cell office:value-type="float" office:value="2367.8901" calcext:value-type="float">
            <text:p>2367.8901</text:p>
          </table:table-cell>
          <table:table-cell office:value-type="float" office:value="250074" calcext:value-type="float">
            <text:p>250074</text:p>
          </table:table-cell>
          <table:table-cell office:value-type="float" office:value="839.3189" calcext:value-type="float">
            <text:p>839.3189</text:p>
          </table:table-cell>
          <table:table-cell office:value-type="float" office:value="62156" calcext:value-type="float">
            <text:p>62156</text:p>
          </table:table-cell>
        </table:table-row>
        <table:table-row table:style-name="ro1">
          <table:table-cell office:value-type="float" office:value="533688" calcext:value-type="float">
            <text:p>533688</text:p>
          </table:table-cell>
          <table:table-cell office:value-type="float" office:value="139963" calcext:value-type="float">
            <text:p>139963</text:p>
          </table:table-cell>
          <table:table-cell office:value-type="float" office:value="2743.3022" calcext:value-type="float">
            <text:p>2743.3022</text:p>
          </table:table-cell>
          <table:table-cell office:value-type="float" office:value="311250" calcext:value-type="float">
            <text:p>311250</text:p>
          </table:table-cell>
          <table:table-cell office:value-type="float" office:value="484.11395" calcext:value-type="float">
            <text:p>484.11395</text:p>
          </table:table-cell>
          <table:table-cell office:value-type="float" office:value="23647" calcext:value-type="float">
            <text:p>23647</text:p>
          </table:table-cell>
        </table:table-row>
        <table:table-row table:style-name="ro1">
          <table:table-cell office:value-type="float" office:value="504524" calcext:value-type="float">
            <text:p>504524</text:p>
          </table:table-cell>
          <table:table-cell office:value-type="float" office:value="25121" calcext:value-type="float">
            <text:p>25121</text:p>
          </table:table-cell>
          <table:table-cell office:value-type="float" office:value="3422.793" calcext:value-type="float">
            <text:p>3422.793</text:p>
          </table:table-cell>
          <table:table-cell office:value-type="float" office:value="377709" calcext:value-type="float">
            <text:p>377709</text:p>
          </table:table-cell>
          <table:table-cell office:value-type="float" office:value="588.58453" calcext:value-type="float">
            <text:p>588.58453</text:p>
          </table:table-cell>
          <table:table-cell office:value-type="float" office:value="34492" calcext:value-type="float">
            <text:p>34492</text:p>
          </table:table-cell>
        </table:table-row>
        <table:table-row table:style-name="ro1">
          <table:table-cell office:value-type="float" office:value="207021" calcext:value-type="float">
            <text:p>207021</text:p>
          </table:table-cell>
          <table:table-cell office:value-type="float" office:value="529385" calcext:value-type="float">
            <text:p>529385</text:p>
          </table:table-cell>
          <table:table-cell office:value-type="float" office:value="2051.047" calcext:value-type="float">
            <text:p>2051.047</text:p>
          </table:table-cell>
          <table:table-cell office:value-type="float" office:value="193888" calcext:value-type="float">
            <text:p>193888</text:p>
          </table:table-cell>
          <table:table-cell office:value-type="float" office:value="891.1516" calcext:value-type="float">
            <text:p>891.1516</text:p>
          </table:table-cell>
          <table:table-cell office:value-type="float" office:value="58784" calcext:value-type="float">
            <text:p>58784</text:p>
          </table:table-cell>
        </table:table-row>
        <table:table-row table:style-name="ro1">
          <table:table-cell office:value-type="float" office:value="552888" calcext:value-type="float">
            <text:p>552888</text:p>
          </table:table-cell>
          <table:table-cell office:value-type="float" office:value="577173" calcext:value-type="float">
            <text:p>577173</text:p>
          </table:table-cell>
          <table:table-cell office:value-type="float" office:value="2451.488" calcext:value-type="float">
            <text:p>2451.488</text:p>
          </table:table-cell>
          <table:table-cell office:value-type="float" office:value="270198" calcext:value-type="float">
            <text:p>270198</text:p>
          </table:table-cell>
          <table:table-cell office:value-type="float" office:value="515.35144" calcext:value-type="float">
            <text:p>515.35144</text:p>
          </table:table-cell>
          <table:table-cell office:value-type="float" office:value="25626" calcext:value-type="float">
            <text:p>25626</text:p>
          </table:table-cell>
        </table:table-row>
        <table:table-row table:style-name="ro1">
          <table:table-cell office:value-type="float" office:value="339530" calcext:value-type="float">
            <text:p>339530</text:p>
          </table:table-cell>
          <table:table-cell office:value-type="float" office:value="654749" calcext:value-type="float">
            <text:p>654749</text:p>
          </table:table-cell>
          <table:table-cell office:value-type="float" office:value="2288.338" calcext:value-type="float">
            <text:p>2288.338</text:p>
          </table:table-cell>
          <table:table-cell office:value-type="float" office:value="251843" calcext:value-type="float">
            <text:p>251843</text:p>
          </table:table-cell>
          <table:table-cell office:value-type="float" office:value="698.5401" calcext:value-type="float">
            <text:p>698.5401</text:p>
          </table:table-cell>
          <table:table-cell office:value-type="float" office:value="46541" calcext:value-type="float">
            <text:p>46541</text:p>
          </table:table-cell>
        </table:table-row>
        <table:table-row table:style-name="ro1">
          <table:table-cell office:value-type="float" office:value="79149" calcext:value-type="float">
            <text:p>79149</text:p>
          </table:table-cell>
          <table:table-cell office:value-type="float" office:value="284305" calcext:value-type="float">
            <text:p>284305</text:p>
          </table:table-cell>
          <table:table-cell office:value-type="float" office:value="1214.7362" calcext:value-type="float">
            <text:p>1214.7362</text:p>
          </table:table-cell>
          <table:table-cell office:value-type="float" office:value="123382" calcext:value-type="float">
            <text:p>123382</text:p>
          </table:table-cell>
          <table:table-cell office:value-type="float" office:value="444.84402" calcext:value-type="float">
            <text:p>444.84402</text:p>
          </table:table-cell>
          <table:table-cell office:value-type="float" office:value="17546" calcext:value-type="float">
            <text:p>17546</text:p>
          </table:table-cell>
        </table:table-row>
        <table:table-row table:style-name="ro1">
          <table:table-cell office:value-type="float" office:value="539433" calcext:value-type="float">
            <text:p>539433</text:p>
          </table:table-cell>
          <table:table-cell office:value-type="float" office:value="638722" calcext:value-type="float">
            <text:p>638722</text:p>
          </table:table-cell>
          <table:table-cell office:value-type="float" office:value="1551.4734" calcext:value-type="float">
            <text:p>1551.4734</text:p>
          </table:table-cell>
          <table:table-cell office:value-type="float" office:value="168486" calcext:value-type="float">
            <text:p>168486</text:p>
          </table:table-cell>
          <table:table-cell office:value-type="float" office:value="750.11163" calcext:value-type="float">
            <text:p>750.11163</text:p>
          </table:table-cell>
          <table:table-cell office:value-type="float" office:value="41787" calcext:value-type="float">
            <text:p>41787</text:p>
          </table:table-cell>
        </table:table-row>
        <table:table-row table:style-name="ro1">
          <table:table-cell office:value-type="float" office:value="547910" calcext:value-type="float">
            <text:p>547910</text:p>
          </table:table-cell>
          <table:table-cell office:value-type="float" office:value="228973" calcext:value-type="float">
            <text:p>228973</text:p>
          </table:table-cell>
          <table:table-cell office:value-type="float" office:value="1487.9281" calcext:value-type="float">
            <text:p>1487.9281</text:p>
          </table:table-cell>
          <table:table-cell office:value-type="float" office:value="170810" calcext:value-type="float">
            <text:p>170810</text:p>
          </table:table-cell>
          <table:table-cell office:value-type="float" office:value="661.3567" calcext:value-type="float">
            <text:p>661.3567</text:p>
          </table:table-cell>
          <table:table-cell office:value-type="float" office:value="43873" calcext:value-type="float">
            <text:p>43873</text:p>
          </table:table-cell>
        </table:table-row>
        <table:table-row table:style-name="ro1">
          <table:table-cell office:value-type="float" office:value="158093" calcext:value-type="float">
            <text:p>158093</text:p>
          </table:table-cell>
          <table:table-cell office:value-type="float" office:value="298769" calcext:value-type="float">
            <text:p>298769</text:p>
          </table:table-cell>
          <table:table-cell office:value-type="float" office:value="2410.5566" calcext:value-type="float">
            <text:p>2410.5566</text:p>
          </table:table-cell>
          <table:table-cell office:value-type="float" office:value="285270" calcext:value-type="float">
            <text:p>285270</text:p>
          </table:table-cell>
          <table:table-cell office:value-type="float" office:value="810.98315" calcext:value-type="float">
            <text:p>810.98315</text:p>
          </table:table-cell>
          <table:table-cell office:value-type="float" office:value="52809" calcext:value-type="float">
            <text:p>52809</text:p>
          </table:table-cell>
        </table:table-row>
        <table:table-row table:style-name="ro1">
          <table:table-cell office:value-type="float" office:value="77781" calcext:value-type="float">
            <text:p>77781</text:p>
          </table:table-cell>
          <table:table-cell office:value-type="float" office:value="408749" calcext:value-type="float">
            <text:p>408749</text:p>
          </table:table-cell>
          <table:table-cell office:value-type="float" office:value="2436.2805" calcext:value-type="float">
            <text:p>2436.2805</text:p>
          </table:table-cell>
          <table:table-cell office:value-type="float" office:value="253462" calcext:value-type="float">
            <text:p>253462</text:p>
          </table:table-cell>
          <table:table-cell office:value-type="float" office:value="545.80896" calcext:value-type="float">
            <text:p>545.80896</text:p>
          </table:table-cell>
          <table:table-cell office:value-type="float" office:value="24191" calcext:value-type="float">
            <text:p>24191</text:p>
          </table:table-cell>
        </table:table-row>
        <table:table-row table:style-name="ro1">
          <table:table-cell office:value-type="float" office:value="503336" calcext:value-type="float">
            <text:p>503336</text:p>
          </table:table-cell>
          <table:table-cell office:value-type="float" office:value="71167" calcext:value-type="float">
            <text:p>71167</text:p>
          </table:table-cell>
          <table:table-cell office:value-type="float" office:value="1438.3789" calcext:value-type="float">
            <text:p>1438.3789</text:p>
          </table:table-cell>
          <table:table-cell office:value-type="float" office:value="161996" calcext:value-type="float">
            <text:p>161996</text:p>
          </table:table-cell>
          <table:table-cell office:value-type="float" office:value="674.3197" calcext:value-type="float">
            <text:p>674.3197</text:p>
          </table:table-cell>
          <table:table-cell office:value-type="float" office:value="44472" calcext:value-type="float">
            <text:p>44472</text:p>
          </table:table-cell>
        </table:table-row>
        <table:table-row table:style-name="ro1">
          <table:table-cell office:value-type="float" office:value="265886" calcext:value-type="float">
            <text:p>265886</text:p>
          </table:table-cell>
          <table:table-cell office:value-type="float" office:value="84774" calcext:value-type="float">
            <text:p>84774</text:p>
          </table:table-cell>
          <table:table-cell office:value-type="float" office:value="1014.0233" calcext:value-type="float">
            <text:p>1014.0233</text:p>
          </table:table-cell>
          <table:table-cell office:value-type="float" office:value="127475" calcext:value-type="float">
            <text:p>127475</text:p>
          </table:table-cell>
          <table:table-cell office:value-type="float" office:value="814.2944" calcext:value-type="float">
            <text:p>814.2944</text:p>
          </table:table-cell>
          <table:table-cell office:value-type="float" office:value="49203" calcext:value-type="float">
            <text:p>49203</text:p>
          </table:table-cell>
        </table:table-row>
        <table:table-row table:style-name="ro1">
          <table:table-cell office:value-type="float" office:value="252888" calcext:value-type="float">
            <text:p>252888</text:p>
          </table:table-cell>
          <table:table-cell office:value-type="float" office:value="427795" calcext:value-type="float">
            <text:p>427795</text:p>
          </table:table-cell>
          <table:table-cell office:value-type="float" office:value="779.227" calcext:value-type="float">
            <text:p>779.227</text:p>
          </table:table-cell>
          <table:table-cell office:value-type="float" office:value="95313" calcext:value-type="float">
            <text:p>95313</text:p>
          </table:table-cell>
          <table:table-cell office:value-type="float" office:value="752.0251" calcext:value-type="float">
            <text:p>752.0251</text:p>
          </table:table-cell>
          <table:table-cell office:value-type="float" office:value="39484" calcext:value-type="float">
            <text:p>39484</text:p>
          </table:table-cell>
        </table:table-row>
        <table:table-row table:style-name="ro1">
          <table:table-cell office:value-type="float" office:value="455797" calcext:value-type="float">
            <text:p>455797</text:p>
          </table:table-cell>
          <table:table-cell office:value-type="float" office:value="613904" calcext:value-type="float">
            <text:p>613904</text:p>
          </table:table-cell>
          <table:table-cell office:value-type="float" office:value="3687.6877" calcext:value-type="float">
            <text:p>3687.6877</text:p>
          </table:table-cell>
          <table:table-cell office:value-type="float" office:value="399774" calcext:value-type="float">
            <text:p>399774</text:p>
          </table:table-cell>
          <table:table-cell office:value-type="float" office:value="620.33875" calcext:value-type="float">
            <text:p>620.33875</text:p>
          </table:table-cell>
          <table:table-cell office:value-type="float" office:value="35687" calcext:value-type="float">
            <text:p>35687</text:p>
          </table:table-cell>
        </table:table-row>
        <table:table-row table:style-name="ro1">
          <table:table-cell office:value-type="float" office:value="304218" calcext:value-type="float">
            <text:p>304218</text:p>
          </table:table-cell>
          <table:table-cell office:value-type="float" office:value="607180" calcext:value-type="float">
            <text:p>607180</text:p>
          </table:table-cell>
          <table:table-cell office:value-type="float" office:value="1642.1318" calcext:value-type="float">
            <text:p>1642.1318</text:p>
          </table:table-cell>
          <table:table-cell office:value-type="float" office:value="168462" calcext:value-type="float">
            <text:p>168462</text:p>
          </table:table-cell>
          <table:table-cell office:value-type="float" office:value="368.7072" calcext:value-type="float">
            <text:p>368.7072</text:p>
          </table:table-cell>
          <table:table-cell office:value-type="float" office:value="8718" calcext:value-type="float">
            <text:p>8718</text:p>
          </table:table-cell>
        </table:table-row>
        <table:table-row table:style-name="ro1">
          <table:table-cell office:value-type="float" office:value="506971" calcext:value-type="float">
            <text:p>506971</text:p>
          </table:table-cell>
          <table:table-cell office:value-type="float" office:value="524792" calcext:value-type="float">
            <text:p>524792</text:p>
          </table:table-cell>
          <table:table-cell office:value-type="float" office:value="2469.983" calcext:value-type="float">
            <text:p>2469.983</text:p>
          </table:table-cell>
          <table:table-cell office:value-type="float" office:value="263032" calcext:value-type="float">
            <text:p>263032</text:p>
          </table:table-cell>
          <table:table-cell office:value-type="float" office:value="550.4321" calcext:value-type="float">
            <text:p>550.4321</text:p>
          </table:table-cell>
          <table:table-cell office:value-type="float" office:value="26809" calcext:value-type="float">
            <text:p>26809</text:p>
          </table:table-cell>
        </table:table-row>
        <table:table-row table:style-name="ro1">
          <table:table-cell office:value-type="float" office:value="574453" calcext:value-type="float">
            <text:p>574453</text:p>
          </table:table-cell>
          <table:table-cell office:value-type="float" office:value="656538" calcext:value-type="float">
            <text:p>656538</text:p>
          </table:table-cell>
          <table:table-cell office:value-type="float" office:value="2666.2585" calcext:value-type="float">
            <text:p>2666.2585</text:p>
          </table:table-cell>
          <table:table-cell office:value-type="float" office:value="289926" calcext:value-type="float">
            <text:p>289926</text:p>
          </table:table-cell>
          <table:table-cell office:value-type="float" office:value="562.4218" calcext:value-type="float">
            <text:p>562.4218</text:p>
          </table:table-cell>
          <table:table-cell office:value-type="float" office:value="31712" calcext:value-type="float">
            <text:p>31712</text:p>
          </table:table-cell>
        </table:table-row>
        <table:table-row table:style-name="ro1">
          <table:table-cell office:value-type="float" office:value="261853" calcext:value-type="float">
            <text:p>261853</text:p>
          </table:table-cell>
          <table:table-cell office:value-type="float" office:value="229033" calcext:value-type="float">
            <text:p>229033</text:p>
          </table:table-cell>
          <table:table-cell office:value-type="float" office:value="1628.1537" calcext:value-type="float">
            <text:p>1628.1537</text:p>
          </table:table-cell>
          <table:table-cell office:value-type="float" office:value="179325" calcext:value-type="float">
            <text:p>179325</text:p>
          </table:table-cell>
          <table:table-cell office:value-type="float" office:value="380.60077" calcext:value-type="float">
            <text:p>380.60077</text:p>
          </table:table-cell>
          <table:table-cell office:value-type="float" office:value="11019" calcext:value-type="float">
            <text:p>11019</text:p>
          </table:table-cell>
        </table:table-row>
        <table:table-row table:style-name="ro1">
          <table:table-cell office:value-type="float" office:value="183097" calcext:value-type="float">
            <text:p>183097</text:p>
          </table:table-cell>
          <table:table-cell office:value-type="float" office:value="396369" calcext:value-type="float">
            <text:p>396369</text:p>
          </table:table-cell>
          <table:table-cell office:value-type="float" office:value="2130.263" calcext:value-type="float">
            <text:p>2130.263</text:p>
          </table:table-cell>
          <table:table-cell office:value-type="float" office:value="230060" calcext:value-type="float">
            <text:p>230060</text:p>
          </table:table-cell>
          <table:table-cell office:value-type="float" office:value="523.33203" calcext:value-type="float">
            <text:p>523.33203</text:p>
          </table:table-cell>
          <table:table-cell office:value-type="float" office:value="24433" calcext:value-type="float">
            <text:p>24433</text:p>
          </table:table-cell>
        </table:table-row>
        <table:table-row table:style-name="ro1">
          <table:table-cell office:value-type="float" office:value="282253" calcext:value-type="float">
            <text:p>282253</text:p>
          </table:table-cell>
          <table:table-cell office:value-type="float" office:value="654592" calcext:value-type="float">
            <text:p>654592</text:p>
          </table:table-cell>
          <table:table-cell office:value-type="float" office:value="3085.6204" calcext:value-type="float">
            <text:p>3085.6204</text:p>
          </table:table-cell>
          <table:table-cell office:value-type="float" office:value="327933" calcext:value-type="float">
            <text:p>327933</text:p>
          </table:table-cell>
          <table:table-cell office:value-type="float" office:value="607.02905" calcext:value-type="float">
            <text:p>607.02905</text:p>
          </table:table-cell>
          <table:table-cell office:value-type="float" office:value="30746" calcext:value-type="float">
            <text:p>30746</text:p>
          </table:table-cell>
        </table:table-row>
        <table:table-row table:style-name="ro1">
          <table:table-cell office:value-type="float" office:value="456324" calcext:value-type="float">
            <text:p>456324</text:p>
          </table:table-cell>
          <table:table-cell office:value-type="float" office:value="298167" calcext:value-type="float">
            <text:p>298167</text:p>
          </table:table-cell>
          <table:table-cell office:value-type="float" office:value="2935.0657" calcext:value-type="float">
            <text:p>2935.0657</text:p>
          </table:table-cell>
          <table:table-cell office:value-type="float" office:value="328260" calcext:value-type="float">
            <text:p>328260</text:p>
          </table:table-cell>
          <table:table-cell office:value-type="float" office:value="529.267" calcext:value-type="float">
            <text:p>529.267</text:p>
          </table:table-cell>
          <table:table-cell office:value-type="float" office:value="21905" calcext:value-type="float">
            <text:p>21905</text:p>
          </table:table-cell>
        </table:table-row>
        <table:table-row table:style-name="ro1">
          <table:table-cell office:value-type="float" office:value="107217" calcext:value-type="float">
            <text:p>107217</text:p>
          </table:table-cell>
          <table:table-cell office:value-type="float" office:value="89392" calcext:value-type="float">
            <text:p>89392</text:p>
          </table:table-cell>
          <table:table-cell office:value-type="float" office:value="1885.1986" calcext:value-type="float">
            <text:p>1885.1986</text:p>
          </table:table-cell>
          <table:table-cell office:value-type="float" office:value="192837" calcext:value-type="float">
            <text:p>192837</text:p>
          </table:table-cell>
          <table:table-cell office:value-type="float" office:value="735.5101" calcext:value-type="float">
            <text:p>735.5101</text:p>
          </table:table-cell>
          <table:table-cell office:value-type="float" office:value="48619" calcext:value-type="float">
            <text:p>48619</text:p>
          </table:table-cell>
        </table:table-row>
        <table:table-row table:style-name="ro1">
          <table:table-cell office:value-type="float" office:value="246794" calcext:value-type="float">
            <text:p>246794</text:p>
          </table:table-cell>
          <table:table-cell office:value-type="float" office:value="206874" calcext:value-type="float">
            <text:p>206874</text:p>
          </table:table-cell>
          <table:table-cell office:value-type="float" office:value="2593.0095" calcext:value-type="float">
            <text:p>2593.0095</text:p>
          </table:table-cell>
          <table:table-cell office:value-type="float" office:value="275433" calcext:value-type="float">
            <text:p>275433</text:p>
          </table:table-cell>
          <table:table-cell office:value-type="float" office:value="540.91254" calcext:value-type="float">
            <text:p>540.91254</text:p>
          </table:table-cell>
          <table:table-cell office:value-type="float" office:value="27529" calcext:value-type="float">
            <text:p>27529</text:p>
          </table:table-cell>
        </table:table-row>
        <table:table-row table:style-name="ro1">
          <table:table-cell office:value-type="float" office:value="299544" calcext:value-type="float">
            <text:p>299544</text:p>
          </table:table-cell>
          <table:table-cell office:value-type="float" office:value="302277" calcext:value-type="float">
            <text:p>302277</text:p>
          </table:table-cell>
          <table:table-cell office:value-type="float" office:value="3856.7146" calcext:value-type="float">
            <text:p>3856.7146</text:p>
          </table:table-cell>
          <table:table-cell office:value-type="float" office:value="438336" calcext:value-type="float">
            <text:p>438336</text:p>
          </table:table-cell>
          <table:table-cell office:value-type="float" office:value="635.0339" calcext:value-type="float">
            <text:p>635.0339</text:p>
          </table:table-cell>
          <table:table-cell office:value-type="float" office:value="37029" calcext:value-type="float">
            <text:p>37029</text:p>
          </table:table-cell>
        </table:table-row>
        <table:table-row table:style-name="ro1">
          <table:table-cell office:value-type="float" office:value="433439" calcext:value-type="float">
            <text:p>433439</text:p>
          </table:table-cell>
          <table:table-cell office:value-type="float" office:value="407666" calcext:value-type="float">
            <text:p>407666</text:p>
          </table:table-cell>
          <table:table-cell office:value-type="float" office:value="1609.1993" calcext:value-type="float">
            <text:p>1609.1993</text:p>
          </table:table-cell>
          <table:table-cell office:value-type="float" office:value="174081" calcext:value-type="float">
            <text:p>174081</text:p>
          </table:table-cell>
          <table:table-cell office:value-type="float" office:value="719.8019" calcext:value-type="float">
            <text:p>719.8019</text:p>
          </table:table-cell>
          <table:table-cell office:value-type="float" office:value="38800" calcext:value-type="float">
            <text:p>38800</text:p>
          </table:table-cell>
        </table:table-row>
        <table:table-row table:style-name="ro1">
          <table:table-cell office:value-type="float" office:value="148451" calcext:value-type="float">
            <text:p>148451</text:p>
          </table:table-cell>
          <table:table-cell office:value-type="float" office:value="357664" calcext:value-type="float">
            <text:p>357664</text:p>
          </table:table-cell>
          <table:table-cell office:value-type="float" office:value="2887.2012" calcext:value-type="float">
            <text:p>2887.2012</text:p>
          </table:table-cell>
          <table:table-cell office:value-type="float" office:value="319870" calcext:value-type="float">
            <text:p>319870</text:p>
          </table:table-cell>
          <table:table-cell office:value-type="float" office:value="929.47125" calcext:value-type="float">
            <text:p>929.47125</text:p>
          </table:table-cell>
          <table:table-cell office:value-type="float" office:value="74022" calcext:value-type="float">
            <text:p>74022</text:p>
          </table:table-cell>
        </table:table-row>
        <table:table-row table:style-name="ro1">
          <table:table-cell office:value-type="float" office:value="254887" calcext:value-type="float">
            <text:p>254887</text:p>
          </table:table-cell>
          <table:table-cell office:value-type="float" office:value="341193" calcext:value-type="float">
            <text:p>341193</text:p>
          </table:table-cell>
          <table:table-cell office:value-type="float" office:value="3451.1716" calcext:value-type="float">
            <text:p>3451.1716</text:p>
          </table:table-cell>
          <table:table-cell office:value-type="float" office:value="380046" calcext:value-type="float">
            <text:p>380046</text:p>
          </table:table-cell>
          <table:table-cell office:value-type="float" office:value="595.95416" calcext:value-type="float">
            <text:p>595.95416</text:p>
          </table:table-cell>
          <table:table-cell office:value-type="float" office:value="32957" calcext:value-type="float">
            <text:p>32957</text:p>
          </table:table-cell>
        </table:table-row>
        <table:table-row table:style-name="ro1">
          <table:table-cell office:value-type="float" office:value="434203" calcext:value-type="float">
            <text:p>434203</text:p>
          </table:table-cell>
          <table:table-cell office:value-type="float" office:value="254523" calcext:value-type="float">
            <text:p>254523</text:p>
          </table:table-cell>
          <table:table-cell office:value-type="float" office:value="2181.3684" calcext:value-type="float">
            <text:p>2181.3684</text:p>
          </table:table-cell>
          <table:table-cell office:value-type="float" office:value="225336" calcext:value-type="float">
            <text:p>225336</text:p>
          </table:table-cell>
          <table:table-cell office:value-type="float" office:value="522.4579" calcext:value-type="float">
            <text:p>522.4579</text:p>
          </table:table-cell>
          <table:table-cell office:value-type="float" office:value="24137" calcext:value-type="float">
            <text:p>24137</text:p>
          </table:table-cell>
        </table:table-row>
        <table:table-row table:style-name="ro1">
          <table:table-cell office:value-type="float" office:value="294985" calcext:value-type="float">
            <text:p>294985</text:p>
          </table:table-cell>
          <table:table-cell office:value-type="float" office:value="399801" calcext:value-type="float">
            <text:p>399801</text:p>
          </table:table-cell>
          <table:table-cell office:value-type="float" office:value="1558.1296" calcext:value-type="float">
            <text:p>1558.1296</text:p>
          </table:table-cell>
          <table:table-cell office:value-type="float" office:value="168193" calcext:value-type="float">
            <text:p>168193</text:p>
          </table:table-cell>
          <table:table-cell office:value-type="float" office:value="387.88034" calcext:value-type="float">
            <text:p>387.88034</text:p>
          </table:table-cell>
          <table:table-cell office:value-type="float" office:value="8620" calcext:value-type="float">
            <text:p>8620</text:p>
          </table:table-cell>
        </table:table-row>
        <table:table-row table:style-name="ro1">
          <table:table-cell office:value-type="float" office:value="63164" calcext:value-type="float">
            <text:p>63164</text:p>
          </table:table-cell>
          <table:table-cell office:value-type="float" office:value="498178" calcext:value-type="float">
            <text:p>498178</text:p>
          </table:table-cell>
          <table:table-cell office:value-type="float" office:value="2262.6887" calcext:value-type="float">
            <text:p>2262.6887</text:p>
          </table:table-cell>
          <table:table-cell office:value-type="float" office:value="260713" calcext:value-type="float">
            <text:p>260713</text:p>
          </table:table-cell>
          <table:table-cell office:value-type="float" office:value="582.9918" calcext:value-type="float">
            <text:p>582.9918</text:p>
          </table:table-cell>
          <table:table-cell office:value-type="float" office:value="34231" calcext:value-type="float">
            <text:p>34231</text:p>
          </table:table-cell>
        </table:table-row>
        <table:table-row table:style-name="ro1">
          <table:table-cell office:value-type="float" office:value="211218" calcext:value-type="float">
            <text:p>211218</text:p>
          </table:table-cell>
          <table:table-cell office:value-type="float" office:value="148802" calcext:value-type="float">
            <text:p>148802</text:p>
          </table:table-cell>
          <table:table-cell office:value-type="float" office:value="1952.0359" calcext:value-type="float">
            <text:p>1952.0359</text:p>
          </table:table-cell>
          <table:table-cell office:value-type="float" office:value="209610" calcext:value-type="float">
            <text:p>209610</text:p>
          </table:table-cell>
          <table:table-cell office:value-type="float" office:value="5957.2285" calcext:value-type="float">
            <text:p>5957.2285</text:p>
          </table:table-cell>
          <table:table-cell office:value-type="float" office:value="648389" calcext:value-type="float">
            <text:p>648389</text:p>
          </table:table-cell>
        </table:table-row>
        <table:table-row table:style-name="ro1">
          <table:table-cell office:value-type="float" office:value="369188" calcext:value-type="float">
            <text:p>369188</text:p>
          </table:table-cell>
          <table:table-cell office:value-type="float" office:value="187349" calcext:value-type="float">
            <text:p>187349</text:p>
          </table:table-cell>
          <table:table-cell office:value-type="float" office:value="2356.9595" calcext:value-type="float">
            <text:p>2356.9595</text:p>
          </table:table-cell>
          <table:table-cell office:value-type="float" office:value="252499" calcext:value-type="float">
            <text:p>252499</text:p>
          </table:table-cell>
          <table:table-cell office:value-type="float" office:value="535.46454" calcext:value-type="float">
            <text:p>535.46454</text:p>
          </table:table-cell>
          <table:table-cell office:value-type="float" office:value="27014" calcext:value-type="float">
            <text:p>27014</text:p>
          </table:table-cell>
        </table:table-row>
        <table:table-row table:style-name="ro1">
          <table:table-cell office:value-type="float" office:value="235008" calcext:value-type="float">
            <text:p>235008</text:p>
          </table:table-cell>
          <table:table-cell office:value-type="float" office:value="318146" calcext:value-type="float">
            <text:p>318146</text:p>
          </table:table-cell>
          <table:table-cell office:value-type="float" office:value="2409.6814" calcext:value-type="float">
            <text:p>2409.6814</text:p>
          </table:table-cell>
          <table:table-cell office:value-type="float" office:value="273034" calcext:value-type="float">
            <text:p>273034</text:p>
          </table:table-cell>
          <table:table-cell office:value-type="float" office:value="945.7826" calcext:value-type="float">
            <text:p>945.7826</text:p>
          </table:table-cell>
          <table:table-cell office:value-type="float" office:value="62578" calcext:value-type="float">
            <text:p>62578</text:p>
          </table:table-cell>
        </table:table-row>
        <table:table-row table:style-name="ro1">
          <table:table-cell office:value-type="float" office:value="464453" calcext:value-type="float">
            <text:p>464453</text:p>
          </table:table-cell>
          <table:table-cell office:value-type="float" office:value="533023" calcext:value-type="float">
            <text:p>533023</text:p>
          </table:table-cell>
          <table:table-cell office:value-type="float" office:value="1337.8563" calcext:value-type="float">
            <text:p>1337.8563</text:p>
          </table:table-cell>
          <table:table-cell office:value-type="float" office:value="132966" calcext:value-type="float">
            <text:p>132966</text:p>
          </table:table-cell>
          <table:table-cell office:value-type="float" office:value="566.673" calcext:value-type="float">
            <text:p>566.673</text:p>
          </table:table-cell>
          <table:table-cell office:value-type="float" office:value="19840" calcext:value-type="float">
            <text:p>19840</text:p>
          </table:table-cell>
        </table:table-row>
        <table:table-row table:style-name="ro1">
          <table:table-cell office:value-type="float" office:value="103549" calcext:value-type="float">
            <text:p>103549</text:p>
          </table:table-cell>
          <table:table-cell office:value-type="float" office:value="109096" calcext:value-type="float">
            <text:p>109096</text:p>
          </table:table-cell>
          <table:table-cell office:value-type="float" office:value="2913.2273" calcext:value-type="float">
            <text:p>2913.2273</text:p>
          </table:table-cell>
          <table:table-cell office:value-type="float" office:value="329895" calcext:value-type="float">
            <text:p>329895</text:p>
          </table:table-cell>
          <table:table-cell office:value-type="float" office:value="627.5495" calcext:value-type="float">
            <text:p>627.5495</text:p>
          </table:table-cell>
          <table:table-cell office:value-type="float" office:value="29831" calcext:value-type="float">
            <text:p>29831</text:p>
          </table:table-cell>
        </table:table-row>
        <table:table-row table:style-name="ro1">
          <table:table-cell office:value-type="float" office:value="419587" calcext:value-type="float">
            <text:p>419587</text:p>
          </table:table-cell>
          <table:table-cell office:value-type="float" office:value="160651" calcext:value-type="float">
            <text:p>160651</text:p>
          </table:table-cell>
          <table:table-cell office:value-type="float" office:value="2891.5305" calcext:value-type="float">
            <text:p>2891.5305</text:p>
          </table:table-cell>
          <table:table-cell office:value-type="float" office:value="342538" calcext:value-type="float">
            <text:p>342538</text:p>
          </table:table-cell>
          <table:table-cell office:value-type="float" office:value="726.94116" calcext:value-type="float">
            <text:p>726.94116</text:p>
          </table:table-cell>
          <table:table-cell office:value-type="float" office:value="45234" calcext:value-type="float">
            <text:p>45234</text:p>
          </table:table-cell>
        </table:table-row>
        <table:table-row table:style-name="ro1">
          <table:table-cell office:value-type="float" office:value="349920" calcext:value-type="float">
            <text:p>349920</text:p>
          </table:table-cell>
          <table:table-cell office:value-type="float" office:value="135170" calcext:value-type="float">
            <text:p>135170</text:p>
          </table:table-cell>
          <table:table-cell office:value-type="float" office:value="982.50543" calcext:value-type="float">
            <text:p>982.50543</text:p>
          </table:table-cell>
          <table:table-cell office:value-type="float" office:value="122374" calcext:value-type="float">
            <text:p>122374</text:p>
          </table:table-cell>
          <table:table-cell office:value-type="float" office:value="659.21204" calcext:value-type="float">
            <text:p>659.21204</text:p>
          </table:table-cell>
          <table:table-cell office:value-type="float" office:value="30941" calcext:value-type="float">
            <text:p>30941</text:p>
          </table:table-cell>
        </table:table-row>
        <table:table-row table:style-name="ro1">
          <table:table-cell office:value-type="float" office:value="176698" calcext:value-type="float">
            <text:p>176698</text:p>
          </table:table-cell>
          <table:table-cell office:value-type="float" office:value="275307" calcext:value-type="float">
            <text:p>275307</text:p>
          </table:table-cell>
          <table:table-cell office:value-type="float" office:value="1121.6665" calcext:value-type="float">
            <text:p>1121.6665</text:p>
          </table:table-cell>
          <table:table-cell office:value-type="float" office:value="112044" calcext:value-type="float">
            <text:p>112044</text:p>
          </table:table-cell>
          <table:table-cell office:value-type="float" office:value="412.0552" calcext:value-type="float">
            <text:p>412.0552</text:p>
          </table:table-cell>
          <table:table-cell office:value-type="float" office:value="12315" calcext:value-type="float">
            <text:p>12315</text:p>
          </table:table-cell>
        </table:table-row>
        <table:table-row table:style-name="ro1">
          <table:table-cell office:value-type="float" office:value="201422" calcext:value-type="float">
            <text:p>201422</text:p>
          </table:table-cell>
          <table:table-cell office:value-type="float" office:value="504021" calcext:value-type="float">
            <text:p>504021</text:p>
          </table:table-cell>
          <table:table-cell office:value-type="float" office:value="2652.8293" calcext:value-type="float">
            <text:p>2652.8293</text:p>
          </table:table-cell>
          <table:table-cell office:value-type="float" office:value="286240" calcext:value-type="float">
            <text:p>286240</text:p>
          </table:table-cell>
          <table:table-cell office:value-type="float" office:value="761.9762" calcext:value-type="float">
            <text:p>761.9762</text:p>
          </table:table-cell>
          <table:table-cell office:value-type="float" office:value="53233" calcext:value-type="float">
            <text:p>53233</text:p>
          </table:table-cell>
        </table:table-row>
        <table:table-row table:style-name="ro1">
          <table:table-cell office:value-type="float" office:value="510285" calcext:value-type="float">
            <text:p>510285</text:p>
          </table:table-cell>
          <table:table-cell office:value-type="float" office:value="113301" calcext:value-type="float">
            <text:p>113301</text:p>
          </table:table-cell>
          <table:table-cell office:value-type="float" office:value="2485.241" calcext:value-type="float">
            <text:p>2485.241</text:p>
          </table:table-cell>
          <table:table-cell office:value-type="float" office:value="272692" calcext:value-type="float">
            <text:p>272692</text:p>
          </table:table-cell>
          <table:table-cell office:value-type="float" office:value="457.67276" calcext:value-type="float">
            <text:p>457.67276</text:p>
          </table:table-cell>
          <table:table-cell office:value-type="float" office:value="16443" calcext:value-type="float">
            <text:p>16443</text:p>
          </table:table-cell>
        </table:table-row>
        <table:table-row table:style-name="ro1">
          <table:table-cell office:value-type="float" office:value="371244" calcext:value-type="float">
            <text:p>371244</text:p>
          </table:table-cell>
          <table:table-cell office:value-type="float" office:value="204376" calcext:value-type="float">
            <text:p>204376</text:p>
          </table:table-cell>
          <table:table-cell office:value-type="float" office:value="2333.3594" calcext:value-type="float">
            <text:p>2333.3594</text:p>
          </table:table-cell>
          <table:table-cell office:value-type="float" office:value="248908" calcext:value-type="float">
            <text:p>248908</text:p>
          </table:table-cell>
          <table:table-cell office:value-type="float" office:value="479.60855" calcext:value-type="float">
            <text:p>479.60855</text:p>
          </table:table-cell>
          <table:table-cell office:value-type="float" office:value="22187" calcext:value-type="float">
            <text:p>22187</text:p>
          </table:table-cell>
        </table:table-row>
        <table:table-row table:style-name="ro1">
          <table:table-cell office:value-type="float" office:value="622409" calcext:value-type="float">
            <text:p>622409</text:p>
          </table:table-cell>
          <table:table-cell office:value-type="float" office:value="37310" calcext:value-type="float">
            <text:p>37310</text:p>
          </table:table-cell>
          <table:table-cell office:value-type="float" office:value="3496.9817" calcext:value-type="float">
            <text:p>3496.9817</text:p>
          </table:table-cell>
          <table:table-cell office:value-type="float" office:value="375072" calcext:value-type="float">
            <text:p>375072</text:p>
          </table:table-cell>
          <table:table-cell office:value-type="float" office:value="616.4197" calcext:value-type="float">
            <text:p>616.4197</text:p>
          </table:table-cell>
          <table:table-cell office:value-type="float" office:value="36078" calcext:value-type="float">
            <text:p>36078</text:p>
          </table:table-cell>
        </table:table-row>
        <table:table-row table:style-name="ro1">
          <table:table-cell office:value-type="float" office:value="206551" calcext:value-type="float">
            <text:p>206551</text:p>
          </table:table-cell>
          <table:table-cell office:value-type="float" office:value="427930" calcext:value-type="float">
            <text:p>427930</text:p>
          </table:table-cell>
          <table:table-cell office:value-type="float" office:value="1741.0597" calcext:value-type="float">
            <text:p>1741.0597</text:p>
          </table:table-cell>
          <table:table-cell office:value-type="float" office:value="198050" calcext:value-type="float">
            <text:p>198050</text:p>
          </table:table-cell>
          <table:table-cell office:value-type="float" office:value="367.70547" calcext:value-type="float">
            <text:p>367.70547</text:p>
          </table:table-cell>
          <table:table-cell office:value-type="float" office:value="9065" calcext:value-type="float">
            <text:p>9065</text:p>
          </table:table-cell>
        </table:table-row>
        <table:table-row table:style-name="ro1">
          <table:table-cell office:value-type="float" office:value="283284" calcext:value-type="float">
            <text:p>283284</text:p>
          </table:table-cell>
          <table:table-cell office:value-type="float" office:value="604102" calcext:value-type="float">
            <text:p>604102</text:p>
          </table:table-cell>
          <table:table-cell office:value-type="float" office:value="2515.92" calcext:value-type="float">
            <text:p>2515.92</text:p>
          </table:table-cell>
          <table:table-cell office:value-type="float" office:value="277439" calcext:value-type="float">
            <text:p>277439</text:p>
          </table:table-cell>
          <table:table-cell office:value-type="float" office:value="5767.862" calcext:value-type="float">
            <text:p>5767.862</text:p>
          </table:table-cell>
          <table:table-cell office:value-type="float" office:value="648389" calcext:value-type="float">
            <text:p>648389</text:p>
          </table:table-cell>
        </table:table-row>
        <table:table-row table:style-name="ro1">
          <table:table-cell office:value-type="float" office:value="406227" calcext:value-type="float">
            <text:p>406227</text:p>
          </table:table-cell>
          <table:table-cell office:value-type="float" office:value="452262" calcext:value-type="float">
            <text:p>452262</text:p>
          </table:table-cell>
          <table:table-cell office:value-type="float" office:value="1463.682" calcext:value-type="float">
            <text:p>1463.682</text:p>
          </table:table-cell>
          <table:table-cell office:value-type="float" office:value="152706" calcext:value-type="float">
            <text:p>152706</text:p>
          </table:table-cell>
          <table:table-cell office:value-type="float" office:value="680.3189" calcext:value-type="float">
            <text:p>680.3189</text:p>
          </table:table-cell>
          <table:table-cell office:value-type="float" office:value="33706" calcext:value-type="float">
            <text:p>33706</text:p>
          </table:table-cell>
        </table:table-row>
        <table:table-row table:style-name="ro1">
          <table:table-cell office:value-type="float" office:value="59746" calcext:value-type="float">
            <text:p>59746</text:p>
          </table:table-cell>
          <table:table-cell office:value-type="float" office:value="447434" calcext:value-type="float">
            <text:p>447434</text:p>
          </table:table-cell>
          <table:table-cell office:value-type="float" office:value="2115.5618" calcext:value-type="float">
            <text:p>2115.5618</text:p>
          </table:table-cell>
          <table:table-cell office:value-type="float" office:value="230164" calcext:value-type="float">
            <text:p>230164</text:p>
          </table:table-cell>
          <table:table-cell office:value-type="float" office:value="701.24585" calcext:value-type="float">
            <text:p>701.24585</text:p>
          </table:table-cell>
          <table:table-cell office:value-type="float" office:value="45838" calcext:value-type="float">
            <text:p>45838</text:p>
          </table:table-cell>
        </table:table-row>
        <table:table-row table:style-name="ro1">
          <table:table-cell office:value-type="float" office:value="491764" calcext:value-type="float">
            <text:p>491764</text:p>
          </table:table-cell>
          <table:table-cell office:value-type="float" office:value="28420" calcext:value-type="float">
            <text:p>28420</text:p>
          </table:table-cell>
          <table:table-cell office:value-type="float" office:value="1706.6201" calcext:value-type="float">
            <text:p>1706.6201</text:p>
          </table:table-cell>
          <table:table-cell office:value-type="float" office:value="186113" calcext:value-type="float">
            <text:p>186113</text:p>
          </table:table-cell>
          <table:table-cell office:value-type="float" office:value="1001.5842" calcext:value-type="float">
            <text:p>1001.5842</text:p>
          </table:table-cell>
          <table:table-cell office:value-type="float" office:value="75989" calcext:value-type="float">
            <text:p>75989</text:p>
          </table:table-cell>
        </table:table-row>
        <table:table-row table:style-name="ro1">
          <table:table-cell office:value-type="float" office:value="593085" calcext:value-type="float">
            <text:p>593085</text:p>
          </table:table-cell>
          <table:table-cell office:value-type="float" office:value="536570" calcext:value-type="float">
            <text:p>536570</text:p>
          </table:table-cell>
          <table:table-cell office:value-type="float" office:value="2555.4243" calcext:value-type="float">
            <text:p>2555.4243</text:p>
          </table:table-cell>
          <table:table-cell office:value-type="float" office:value="275703" calcext:value-type="float">
            <text:p>275703</text:p>
          </table:table-cell>
          <table:table-cell office:value-type="float" office:value="491.38675" calcext:value-type="float">
            <text:p>491.38675</text:p>
          </table:table-cell>
          <table:table-cell office:value-type="float" office:value="20293" calcext:value-type="float">
            <text:p>20293</text:p>
          </table:table-cell>
        </table:table-row>
        <table:table-row table:style-name="ro1">
          <table:table-cell office:value-type="float" office:value="228862" calcext:value-type="float">
            <text:p>228862</text:p>
          </table:table-cell>
          <table:table-cell office:value-type="float" office:value="390519" calcext:value-type="float">
            <text:p>390519</text:p>
          </table:table-cell>
          <table:table-cell office:value-type="float" office:value="3250.6917" calcext:value-type="float">
            <text:p>3250.6917</text:p>
          </table:table-cell>
          <table:table-cell office:value-type="float" office:value="349467" calcext:value-type="float">
            <text:p>349467</text:p>
          </table:table-cell>
          <table:table-cell office:value-type="float" office:value="657.1855" calcext:value-type="float">
            <text:p>657.1855</text:p>
          </table:table-cell>
          <table:table-cell office:value-type="float" office:value="40188" calcext:value-type="float">
            <text:p>40188</text:p>
          </table:table-cell>
        </table:table-row>
        <table:table-row table:style-name="ro1">
          <table:table-cell office:value-type="float" office:value="436278" calcext:value-type="float">
            <text:p>436278</text:p>
          </table:table-cell>
          <table:table-cell office:value-type="float" office:value="617690" calcext:value-type="float">
            <text:p>617690</text:p>
          </table:table-cell>
          <table:table-cell office:value-type="float" office:value="1066.5295" calcext:value-type="float">
            <text:p>1066.5295</text:p>
          </table:table-cell>
          <table:table-cell office:value-type="float" office:value="107788" calcext:value-type="float">
            <text:p>107788</text:p>
          </table:table-cell>
          <table:table-cell office:value-type="float" office:value="449.56586" calcext:value-type="float">
            <text:p>449.56586</text:p>
          </table:table-cell>
          <table:table-cell office:value-type="float" office:value="15659" calcext:value-type="float">
            <text:p>15659</text:p>
          </table:table-cell>
        </table:table-row>
        <table:table-row table:style-name="ro1">
          <table:table-cell office:value-type="float" office:value="292057" calcext:value-type="float">
            <text:p>292057</text:p>
          </table:table-cell>
          <table:table-cell office:value-type="float" office:value="408893" calcext:value-type="float">
            <text:p>408893</text:p>
          </table:table-cell>
          <table:table-cell office:value-type="float" office:value="1982.2217" calcext:value-type="float">
            <text:p>1982.2217</text:p>
          </table:table-cell>
          <table:table-cell office:value-type="float" office:value="227621" calcext:value-type="float">
            <text:p>227621</text:p>
          </table:table-cell>
          <table:table-cell office:value-type="float" office:value="766.99713" calcext:value-type="float">
            <text:p>766.99713</text:p>
          </table:table-cell>
          <table:table-cell office:value-type="float" office:value="58502" calcext:value-type="float">
            <text:p>58502</text:p>
          </table:table-cell>
        </table:table-row>
        <table:table-row table:style-name="ro1">
          <table:table-cell office:value-type="float" office:value="134638" calcext:value-type="float">
            <text:p>134638</text:p>
          </table:table-cell>
          <table:table-cell office:value-type="float" office:value="156461" calcext:value-type="float">
            <text:p>156461</text:p>
          </table:table-cell>
          <table:table-cell office:value-type="float" office:value="2238.485" calcext:value-type="float">
            <text:p>2238.485</text:p>
          </table:table-cell>
          <table:table-cell office:value-type="float" office:value="252364" calcext:value-type="float">
            <text:p>252364</text:p>
          </table:table-cell>
          <table:table-cell office:value-type="float" office:value="750.5809" calcext:value-type="float">
            <text:p>750.5809</text:p>
          </table:table-cell>
          <table:table-cell office:value-type="float" office:value="46898" calcext:value-type="float">
            <text:p>46898</text:p>
          </table:table-cell>
        </table:table-row>
        <table:table-row table:style-name="ro1">
          <table:table-cell office:value-type="float" office:value="581812" calcext:value-type="float">
            <text:p>581812</text:p>
          </table:table-cell>
          <table:table-cell office:value-type="float" office:value="211821" calcext:value-type="float">
            <text:p>211821</text:p>
          </table:table-cell>
          <table:table-cell office:value-type="float" office:value="2078.3557" calcext:value-type="float">
            <text:p>2078.3557</text:p>
          </table:table-cell>
          <table:table-cell office:value-type="float" office:value="224197" calcext:value-type="float">
            <text:p>224197</text:p>
          </table:table-cell>
          <table:table-cell office:value-type="float" office:value="681.04193" calcext:value-type="float">
            <text:p>681.04193</text:p>
          </table:table-cell>
          <table:table-cell office:value-type="float" office:value="43960" calcext:value-type="float">
            <text:p>43960</text:p>
          </table:table-cell>
        </table:table-row>
        <table:table-row table:style-name="ro1">
          <table:table-cell office:value-type="float" office:value="266918" calcext:value-type="float">
            <text:p>266918</text:p>
          </table:table-cell>
          <table:table-cell office:value-type="float" office:value="223071" calcext:value-type="float">
            <text:p>223071</text:p>
          </table:table-cell>
          <table:table-cell office:value-type="float" office:value="1268.6653" calcext:value-type="float">
            <text:p>1268.6653</text:p>
          </table:table-cell>
          <table:table-cell office:value-type="float" office:value="153283" calcext:value-type="float">
            <text:p>153283</text:p>
          </table:table-cell>
          <table:table-cell office:value-type="float" office:value="503.6052" calcext:value-type="float">
            <text:p>503.6052</text:p>
          </table:table-cell>
          <table:table-cell office:value-type="float" office:value="9810" calcext:value-type="float">
            <text:p>9810</text:p>
          </table:table-cell>
        </table:table-row>
        <table:table-row table:style-name="ro1">
          <table:table-cell office:value-type="float" office:value="11810" calcext:value-type="float">
            <text:p>11810</text:p>
          </table:table-cell>
          <table:table-cell office:value-type="float" office:value="379506" calcext:value-type="float">
            <text:p>379506</text:p>
          </table:table-cell>
          <table:table-cell office:value-type="float" office:value="2626.4836" calcext:value-type="float">
            <text:p>2626.4836</text:p>
          </table:table-cell>
          <table:table-cell office:value-type="float" office:value="305688" calcext:value-type="float">
            <text:p>305688</text:p>
          </table:table-cell>
          <table:table-cell office:value-type="float" office:value="695.1776" calcext:value-type="float">
            <text:p>695.1776</text:p>
          </table:table-cell>
          <table:table-cell office:value-type="float" office:value="35890" calcext:value-type="float">
            <text:p>35890</text:p>
          </table:table-cell>
        </table:table-row>
        <table:table-row table:style-name="ro1">
          <table:table-cell office:value-type="float" office:value="203991" calcext:value-type="float">
            <text:p>203991</text:p>
          </table:table-cell>
          <table:table-cell office:value-type="float" office:value="412744" calcext:value-type="float">
            <text:p>412744</text:p>
          </table:table-cell>
          <table:table-cell office:value-type="float" office:value="2508.9622" calcext:value-type="float">
            <text:p>2508.9622</text:p>
          </table:table-cell>
          <table:table-cell office:value-type="float" office:value="273756" calcext:value-type="float">
            <text:p>273756</text:p>
          </table:table-cell>
          <table:table-cell office:value-type="float" office:value="588.6137" calcext:value-type="float">
            <text:p>588.6137</text:p>
          </table:table-cell>
          <table:table-cell office:value-type="float" office:value="31151" calcext:value-type="float">
            <text:p>31151</text:p>
          </table:table-cell>
        </table:table-row>
        <table:table-row table:style-name="ro1">
          <table:table-cell office:value-type="float" office:value="440271" calcext:value-type="float">
            <text:p>440271</text:p>
          </table:table-cell>
          <table:table-cell office:value-type="float" office:value="27654" calcext:value-type="float">
            <text:p>27654</text:p>
          </table:table-cell>
          <table:table-cell office:value-type="float" office:value="1677.8214" calcext:value-type="float">
            <text:p>1677.8214</text:p>
          </table:table-cell>
          <table:table-cell office:value-type="float" office:value="185912" calcext:value-type="float">
            <text:p>185912</text:p>
          </table:table-cell>
          <table:table-cell office:value-type="float" office:value="784.66895" calcext:value-type="float">
            <text:p>784.66895</text:p>
          </table:table-cell>
          <table:table-cell office:value-type="float" office:value="49846" calcext:value-type="float">
            <text:p>49846</text:p>
          </table:table-cell>
        </table:table-row>
        <table:table-row table:style-name="ro1">
          <table:table-cell office:value-type="float" office:value="366032" calcext:value-type="float">
            <text:p>366032</text:p>
          </table:table-cell>
          <table:table-cell office:value-type="float" office:value="194975" calcext:value-type="float">
            <text:p>194975</text:p>
          </table:table-cell>
          <table:table-cell office:value-type="float" office:value="1059.5228" calcext:value-type="float">
            <text:p>1059.5228</text:p>
          </table:table-cell>
          <table:table-cell office:value-type="float" office:value="126180" calcext:value-type="float">
            <text:p>126180</text:p>
          </table:table-cell>
          <table:table-cell office:value-type="float" office:value="521.8645" calcext:value-type="float">
            <text:p>521.8645</text:p>
          </table:table-cell>
          <table:table-cell office:value-type="float" office:value="15012" calcext:value-type="float">
            <text:p>15012</text:p>
          </table:table-cell>
        </table:table-row>
        <table:table-row table:style-name="ro1">
          <table:table-cell office:value-type="float" office:value="81601" calcext:value-type="float">
            <text:p>81601</text:p>
          </table:table-cell>
          <table:table-cell office:value-type="float" office:value="590154" calcext:value-type="float">
            <text:p>590154</text:p>
          </table:table-cell>
          <table:table-cell office:value-type="float" office:value="2354.3875" calcext:value-type="float">
            <text:p>2354.3875</text:p>
          </table:table-cell>
          <table:table-cell office:value-type="float" office:value="267393" calcext:value-type="float">
            <text:p>267393</text:p>
          </table:table-cell>
          <table:table-cell office:value-type="float" office:value="752.6782" calcext:value-type="float">
            <text:p>752.6782</text:p>
          </table:table-cell>
          <table:table-cell office:value-type="float" office:value="44786" calcext:value-type="float">
            <text:p>44786</text:p>
          </table:table-cell>
        </table:table-row>
        <table:table-row table:style-name="ro1">
          <table:table-cell office:value-type="float" office:value="305194" calcext:value-type="float">
            <text:p>305194</text:p>
          </table:table-cell>
          <table:table-cell office:value-type="float" office:value="254990" calcext:value-type="float">
            <text:p>254990</text:p>
          </table:table-cell>
          <table:table-cell office:value-type="float" office:value="1684.7627" calcext:value-type="float">
            <text:p>1684.7627</text:p>
          </table:table-cell>
          <table:table-cell office:value-type="float" office:value="172032" calcext:value-type="float">
            <text:p>172032</text:p>
          </table:table-cell>
          <table:table-cell office:value-type="float" office:value="538.59064" calcext:value-type="float">
            <text:p>538.59064</text:p>
          </table:table-cell>
          <table:table-cell office:value-type="float" office:value="26345" calcext:value-type="float">
            <text:p>26345</text:p>
          </table:table-cell>
        </table:table-row>
        <table:table-row table:style-name="ro1">
          <table:table-cell office:value-type="float" office:value="51197" calcext:value-type="float">
            <text:p>51197</text:p>
          </table:table-cell>
          <table:table-cell office:value-type="float" office:value="327952" calcext:value-type="float">
            <text:p>327952</text:p>
          </table:table-cell>
          <table:table-cell office:value-type="float" office:value="2241.012" calcext:value-type="float">
            <text:p>2241.012</text:p>
          </table:table-cell>
          <table:table-cell office:value-type="float" office:value="237735" calcext:value-type="float">
            <text:p>237735</text:p>
          </table:table-cell>
          <table:table-cell office:value-type="float" office:value="512.24786" calcext:value-type="float">
            <text:p>512.24786</text:p>
          </table:table-cell>
          <table:table-cell office:value-type="float" office:value="25700" calcext:value-type="float">
            <text:p>25700</text:p>
          </table:table-cell>
        </table:table-row>
        <table:table-row table:style-name="ro1">
          <table:table-cell office:value-type="float" office:value="400532" calcext:value-type="float">
            <text:p>400532</text:p>
          </table:table-cell>
          <table:table-cell office:value-type="float" office:value="488349" calcext:value-type="float">
            <text:p>488349</text:p>
          </table:table-cell>
          <table:table-cell office:value-type="float" office:value="1216.9572" calcext:value-type="float">
            <text:p>1216.9572</text:p>
          </table:table-cell>
          <table:table-cell office:value-type="float" office:value="146051" calcext:value-type="float">
            <text:p>146051</text:p>
          </table:table-cell>
          <table:table-cell office:value-type="float" office:value="507.61023" calcext:value-type="float">
            <text:p>507.61023</text:p>
          </table:table-cell>
          <table:table-cell office:value-type="float" office:value="13851" calcext:value-type="float">
            <text:p>13851</text:p>
          </table:table-cell>
        </table:table-row>
        <table:table-row table:style-name="ro1">
          <table:table-cell office:value-type="float" office:value="128630" calcext:value-type="float">
            <text:p>128630</text:p>
          </table:table-cell>
          <table:table-cell office:value-type="float" office:value="235571" calcext:value-type="float">
            <text:p>235571</text:p>
          </table:table-cell>
          <table:table-cell office:value-type="float" office:value="2056.4033" calcext:value-type="float">
            <text:p>2056.4033</text:p>
          </table:table-cell>
          <table:table-cell office:value-type="float" office:value="212139" calcext:value-type="float">
            <text:p>212139</text:p>
          </table:table-cell>
          <table:table-cell office:value-type="float" office:value="811.20087" calcext:value-type="float">
            <text:p>811.20087</text:p>
          </table:table-cell>
          <table:table-cell office:value-type="float" office:value="57587" calcext:value-type="float">
            <text:p>57587</text:p>
          </table:table-cell>
        </table:table-row>
        <table:table-row table:style-name="ro1">
          <table:table-cell office:value-type="float" office:value="485169" calcext:value-type="float">
            <text:p>485169</text:p>
          </table:table-cell>
          <table:table-cell office:value-type="float" office:value="518140" calcext:value-type="float">
            <text:p>518140</text:p>
          </table:table-cell>
          <table:table-cell office:value-type="float" office:value="1931.8851" calcext:value-type="float">
            <text:p>1931.8851</text:p>
          </table:table-cell>
          <table:table-cell office:value-type="float" office:value="190756" calcext:value-type="float">
            <text:p>190756</text:p>
          </table:table-cell>
          <table:table-cell office:value-type="float" office:value="505.43228" calcext:value-type="float">
            <text:p>505.43228</text:p>
          </table:table-cell>
          <table:table-cell office:value-type="float" office:value="14245" calcext:value-type="float">
            <text:p>14245</text:p>
          </table:table-cell>
        </table:table-row>
        <table:table-row table:style-name="ro1">
          <table:table-cell office:value-type="float" office:value="594783" calcext:value-type="float">
            <text:p>594783</text:p>
          </table:table-cell>
          <table:table-cell office:value-type="float" office:value="494281" calcext:value-type="float">
            <text:p>494281</text:p>
          </table:table-cell>
          <table:table-cell office:value-type="float" office:value="1564.5105" calcext:value-type="float">
            <text:p>1564.5105</text:p>
          </table:table-cell>
          <table:table-cell office:value-type="float" office:value="171420" calcext:value-type="float">
            <text:p>171420</text:p>
          </table:table-cell>
          <table:table-cell office:value-type="float" office:value="757.3284" calcext:value-type="float">
            <text:p>757.3284</text:p>
          </table:table-cell>
          <table:table-cell office:value-type="float" office:value="41258" calcext:value-type="float">
            <text:p>41258</text:p>
          </table:table-cell>
        </table:table-row>
        <table:table-row table:style-name="ro1">
          <table:table-cell office:value-type="float" office:value="173232" calcext:value-type="float">
            <text:p>173232</text:p>
          </table:table-cell>
          <table:table-cell office:value-type="float" office:value="593759" calcext:value-type="float">
            <text:p>593759</text:p>
          </table:table-cell>
          <table:table-cell office:value-type="float" office:value="2013.3431" calcext:value-type="float">
            <text:p>2013.3431</text:p>
          </table:table-cell>
          <table:table-cell office:value-type="float" office:value="214302" calcext:value-type="float">
            <text:p>214302</text:p>
          </table:table-cell>
          <table:table-cell office:value-type="float" office:value="623.7613" calcext:value-type="float">
            <text:p>623.7613</text:p>
          </table:table-cell>
          <table:table-cell office:value-type="float" office:value="38229" calcext:value-type="float">
            <text:p>38229</text:p>
          </table:table-cell>
        </table:table-row>
        <table:table-row table:style-name="ro1">
          <table:table-cell office:value-type="float" office:value="216100" calcext:value-type="float">
            <text:p>216100</text:p>
          </table:table-cell>
          <table:table-cell office:value-type="float" office:value="499856" calcext:value-type="float">
            <text:p>499856</text:p>
          </table:table-cell>
          <table:table-cell office:value-type="float" office:value="3443.0354" calcext:value-type="float">
            <text:p>3443.0354</text:p>
          </table:table-cell>
          <table:table-cell office:value-type="float" office:value="369164" calcext:value-type="float">
            <text:p>369164</text:p>
          </table:table-cell>
          <table:table-cell office:value-type="float" office:value="445.80685" calcext:value-type="float">
            <text:p>445.80685</text:p>
          </table:table-cell>
          <table:table-cell office:value-type="float" office:value="16050" calcext:value-type="float">
            <text:p>16050</text:p>
          </table:table-cell>
        </table:table-row>
        <table:table-row table:style-name="ro1">
          <table:table-cell office:value-type="float" office:value="616258" calcext:value-type="float">
            <text:p>616258</text:p>
          </table:table-cell>
          <table:table-cell office:value-type="float" office:value="489747" calcext:value-type="float">
            <text:p>489747</text:p>
          </table:table-cell>
          <table:table-cell office:value-type="float" office:value="2022.2366" calcext:value-type="float">
            <text:p>2022.2366</text:p>
          </table:table-cell>
          <table:table-cell office:value-type="float" office:value="208900" calcext:value-type="float">
            <text:p>208900</text:p>
          </table:table-cell>
          <table:table-cell office:value-type="float" office:value="762.6073" calcext:value-type="float">
            <text:p>762.6073</text:p>
          </table:table-cell>
          <table:table-cell office:value-type="float" office:value="52158" calcext:value-type="float">
            <text:p>52158</text:p>
          </table:table-cell>
        </table:table-row>
        <table:table-row table:style-name="ro1">
          <table:table-cell office:value-type="float" office:value="16252" calcext:value-type="float">
            <text:p>16252</text:p>
          </table:table-cell>
          <table:table-cell office:value-type="float" office:value="450897" calcext:value-type="float">
            <text:p>450897</text:p>
          </table:table-cell>
          <table:table-cell office:value-type="float" office:value="1375.9556" calcext:value-type="float">
            <text:p>1375.9556</text:p>
          </table:table-cell>
          <table:table-cell office:value-type="float" office:value="142662" calcext:value-type="float">
            <text:p>142662</text:p>
          </table:table-cell>
          <table:table-cell office:value-type="float" office:value="562.4874" calcext:value-type="float">
            <text:p>562.4874</text:p>
          </table:table-cell>
          <table:table-cell office:value-type="float" office:value="21001" calcext:value-type="float">
            <text:p>21001</text:p>
          </table:table-cell>
        </table:table-row>
        <table:table-row table:style-name="ro1">
          <table:table-cell office:value-type="float" office:value="347981" calcext:value-type="float">
            <text:p>347981</text:p>
          </table:table-cell>
          <table:table-cell office:value-type="float" office:value="543350" calcext:value-type="float">
            <text:p>543350</text:p>
          </table:table-cell>
          <table:table-cell office:value-type="float" office:value="2874.3806" calcext:value-type="float">
            <text:p>2874.3806</text:p>
          </table:table-cell>
          <table:table-cell office:value-type="float" office:value="316780" calcext:value-type="float">
            <text:p>316780</text:p>
          </table:table-cell>
          <table:table-cell office:value-type="float" office:value="610.4794" calcext:value-type="float">
            <text:p>610.4794</text:p>
          </table:table-cell>
          <table:table-cell office:value-type="float" office:value="35021" calcext:value-type="float">
            <text:p>35021</text:p>
          </table:table-cell>
        </table:table-row>
        <table:table-row table:style-name="ro1">
          <table:table-cell office:value-type="float" office:value="477140" calcext:value-type="float">
            <text:p>477140</text:p>
          </table:table-cell>
          <table:table-cell office:value-type="float" office:value="504353" calcext:value-type="float">
            <text:p>504353</text:p>
          </table:table-cell>
          <table:table-cell office:value-type="float" office:value="2193.0984" calcext:value-type="float">
            <text:p>2193.0984</text:p>
          </table:table-cell>
          <table:table-cell office:value-type="float" office:value="232271" calcext:value-type="float">
            <text:p>232271</text:p>
          </table:table-cell>
          <table:table-cell office:value-type="float" office:value="923.05963" calcext:value-type="float">
            <text:p>923.05963</text:p>
          </table:table-cell>
          <table:table-cell office:value-type="float" office:value="66484" calcext:value-type="float">
            <text:p>66484</text:p>
          </table:table-cell>
        </table:table-row>
        <table:table-row table:style-name="ro1">
          <table:table-cell office:value-type="float" office:value="504020" calcext:value-type="float">
            <text:p>504020</text:p>
          </table:table-cell>
          <table:table-cell office:value-type="float" office:value="128323" calcext:value-type="float">
            <text:p>128323</text:p>
          </table:table-cell>
          <table:table-cell office:value-type="float" office:value="3547.8333" calcext:value-type="float">
            <text:p>3547.8333</text:p>
          </table:table-cell>
          <table:table-cell office:value-type="float" office:value="378537" calcext:value-type="float">
            <text:p>378537</text:p>
          </table:table-cell>
          <table:table-cell office:value-type="float" office:value="644.70593" calcext:value-type="float">
            <text:p>644.70593</text:p>
          </table:table-cell>
          <table:table-cell office:value-type="float" office:value="37428" calcext:value-type="float">
            <text:p>3742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60121" calcext:value-type="float">
            <text:p>60121</text:p>
          </table:table-cell>
          <table:table-cell office:value-type="float" office:value="1517.0713" calcext:value-type="float">
            <text:p>1517.0713</text:p>
          </table:table-cell>
          <table:table-cell office:value-type="float" office:value="163675" calcext:value-type="float">
            <text:p>163675</text:p>
          </table:table-cell>
          <table:table-cell office:value-type="float" office:value="885.58514" calcext:value-type="float">
            <text:p>885.58514</text:p>
          </table:table-cell>
          <table:table-cell office:value-type="float" office:value="54978" calcext:value-type="float">
            <text:p>54978</text:p>
          </table:table-cell>
        </table:table-row>
        <table:table-row table:style-name="ro1">
          <table:table-cell office:value-type="float" office:value="275702" calcext:value-type="float">
            <text:p>275702</text:p>
          </table:table-cell>
          <table:table-cell office:value-type="float" office:value="229510" calcext:value-type="float">
            <text:p>229510</text:p>
          </table:table-cell>
          <table:table-cell office:value-type="float" office:value="1833.6493" calcext:value-type="float">
            <text:p>1833.6493</text:p>
          </table:table-cell>
          <table:table-cell office:value-type="float" office:value="208187" calcext:value-type="float">
            <text:p>208187</text:p>
          </table:table-cell>
          <table:table-cell office:value-type="float" office:value="536.1256" calcext:value-type="float">
            <text:p>536.1256</text:p>
          </table:table-cell>
          <table:table-cell office:value-type="float" office:value="20083" calcext:value-type="float">
            <text:p>20083</text:p>
          </table:table-cell>
        </table:table-row>
        <table:table-row table:style-name="ro1">
          <table:table-cell office:value-type="float" office:value="393476" calcext:value-type="float">
            <text:p>393476</text:p>
          </table:table-cell>
          <table:table-cell office:value-type="float" office:value="623858" calcext:value-type="float">
            <text:p>623858</text:p>
          </table:table-cell>
          <table:table-cell office:value-type="float" office:value="3501.6223" calcext:value-type="float">
            <text:p>3501.6223</text:p>
          </table:table-cell>
          <table:table-cell office:value-type="float" office:value="386423" calcext:value-type="float">
            <text:p>386423</text:p>
          </table:table-cell>
          <table:table-cell office:value-type="float" office:value="678.4255" calcext:value-type="float">
            <text:p>678.4255</text:p>
          </table:table-cell>
          <table:table-cell office:value-type="float" office:value="43350" calcext:value-type="float">
            <text:p>43350</text:p>
          </table:table-cell>
        </table:table-row>
        <table:table-row table:style-name="ro1">
          <table:table-cell office:value-type="float" office:value="647153" calcext:value-type="float">
            <text:p>647153</text:p>
          </table:table-cell>
          <table:table-cell office:value-type="float" office:value="422715" calcext:value-type="float">
            <text:p>422715</text:p>
          </table:table-cell>
          <table:table-cell office:value-type="float" office:value="883.7956" calcext:value-type="float">
            <text:p>883.7956</text:p>
          </table:table-cell>
          <table:table-cell office:value-type="float" office:value="110518" calcext:value-type="float">
            <text:p>110518</text:p>
          </table:table-cell>
          <table:table-cell office:value-type="float" office:value="437.4663" calcext:value-type="float">
            <text:p>437.4663</text:p>
          </table:table-cell>
          <table:table-cell office:value-type="float" office:value="17213" calcext:value-type="float">
            <text:p>17213</text:p>
          </table:table-cell>
        </table:table-row>
        <table:table-row table:style-name="ro1">
          <table:table-cell office:value-type="float" office:value="386576" calcext:value-type="float">
            <text:p>386576</text:p>
          </table:table-cell>
          <table:table-cell office:value-type="float" office:value="135375" calcext:value-type="float">
            <text:p>135375</text:p>
          </table:table-cell>
          <table:table-cell office:value-type="float" office:value="2805.5718" calcext:value-type="float">
            <text:p>2805.5718</text:p>
          </table:table-cell>
          <table:table-cell office:value-type="float" office:value="303224" calcext:value-type="float">
            <text:p>303224</text:p>
          </table:table-cell>
          <table:table-cell office:value-type="float" office:value="618.07715" calcext:value-type="float">
            <text:p>618.07715</text:p>
          </table:table-cell>
          <table:table-cell office:value-type="float" office:value="36608" calcext:value-type="float">
            <text:p>36608</text:p>
          </table:table-cell>
        </table:table-row>
        <table:table-row table:style-name="ro1">
          <table:table-cell office:value-type="float" office:value="137551" calcext:value-type="float">
            <text:p>137551</text:p>
          </table:table-cell>
          <table:table-cell office:value-type="float" office:value="146438" calcext:value-type="float">
            <text:p>146438</text:p>
          </table:table-cell>
          <table:table-cell office:value-type="float" office:value="1081.2236" calcext:value-type="float">
            <text:p>1081.2236</text:p>
          </table:table-cell>
          <table:table-cell office:value-type="float" office:value="134736" calcext:value-type="float">
            <text:p>134736</text:p>
          </table:table-cell>
          <table:table-cell office:value-type="float" office:value="744.4749" calcext:value-type="float">
            <text:p>744.4749</text:p>
          </table:table-cell>
          <table:table-cell office:value-type="float" office:value="43565" calcext:value-type="float">
            <text:p>43565</text:p>
          </table:table-cell>
        </table:table-row>
        <table:table-row table:style-name="ro1">
          <table:table-cell office:value-type="float" office:value="112202" calcext:value-type="float">
            <text:p>112202</text:p>
          </table:table-cell>
          <table:table-cell office:value-type="float" office:value="431787" calcext:value-type="float">
            <text:p>431787</text:p>
          </table:table-cell>
          <table:table-cell office:value-type="float" office:value="792.3663" calcext:value-type="float">
            <text:p>792.3663</text:p>
          </table:table-cell>
          <table:table-cell office:value-type="float" office:value="98912" calcext:value-type="float">
            <text:p>98912</text:p>
          </table:table-cell>
          <table:table-cell office:value-type="float" office:value="608.5568" calcext:value-type="float">
            <text:p>608.5568</text:p>
          </table:table-cell>
          <table:table-cell office:value-type="float" office:value="23012" calcext:value-type="float">
            <text:p>23012</text:p>
          </table:table-cell>
        </table:table-row>
        <table:table-row table:style-name="ro1">
          <table:table-cell office:value-type="float" office:value="554588" calcext:value-type="float">
            <text:p>554588</text:p>
          </table:table-cell>
          <table:table-cell office:value-type="float" office:value="317326" calcext:value-type="float">
            <text:p>317326</text:p>
          </table:table-cell>
          <table:table-cell office:value-type="float" office:value="3379.2783" calcext:value-type="float">
            <text:p>3379.2783</text:p>
          </table:table-cell>
          <table:table-cell office:value-type="float" office:value="356392" calcext:value-type="float">
            <text:p>356392</text:p>
          </table:table-cell>
          <table:table-cell office:value-type="float" office:value="1102.4944" calcext:value-type="float">
            <text:p>1102.4944</text:p>
          </table:table-cell>
          <table:table-cell office:value-type="float" office:value="75384" calcext:value-type="float">
            <text:p>75384</text:p>
          </table:table-cell>
        </table:table-row>
        <table:table-row table:style-name="ro1">
          <table:table-cell office:value-type="float" office:value="641618" calcext:value-type="float">
            <text:p>641618</text:p>
          </table:table-cell>
          <table:table-cell office:value-type="float" office:value="1717" calcext:value-type="float">
            <text:p>1717</text:p>
          </table:table-cell>
          <table:table-cell office:value-type="float" office:value="1163.6349" calcext:value-type="float">
            <text:p>1163.6349</text:p>
          </table:table-cell>
          <table:table-cell office:value-type="float" office:value="118187" calcext:value-type="float">
            <text:p>118187</text:p>
          </table:table-cell>
          <table:table-cell office:value-type="float" office:value="415.22598" calcext:value-type="float">
            <text:p>415.22598</text:p>
          </table:table-cell>
          <table:table-cell office:value-type="float" office:value="12039" calcext:value-type="float">
            <text:p>12039</text:p>
          </table:table-cell>
        </table:table-row>
        <table:table-row table:style-name="ro1">
          <table:table-cell office:value-type="float" office:value="565594" calcext:value-type="float">
            <text:p>565594</text:p>
          </table:table-cell>
          <table:table-cell office:value-type="float" office:value="58166" calcext:value-type="float">
            <text:p>58166</text:p>
          </table:table-cell>
          <table:table-cell office:value-type="float" office:value="1507.0446" calcext:value-type="float">
            <text:p>1507.0446</text:p>
          </table:table-cell>
          <table:table-cell office:value-type="float" office:value="166977" calcext:value-type="float">
            <text:p>166977</text:p>
          </table:table-cell>
          <table:table-cell office:value-type="float" office:value="947.4051" calcext:value-type="float">
            <text:p>947.4051</text:p>
          </table:table-cell>
          <table:table-cell office:value-type="float" office:value="72646" calcext:value-type="float">
            <text:p>72646</text:p>
          </table:table-cell>
        </table:table-row>
        <table:table-row table:style-name="ro1">
          <table:table-cell office:value-type="float" office:value="173070" calcext:value-type="float">
            <text:p>173070</text:p>
          </table:table-cell>
          <table:table-cell office:value-type="float" office:value="576390" calcext:value-type="float">
            <text:p>576390</text:p>
          </table:table-cell>
          <table:table-cell office:value-type="float" office:value="1096.6113" calcext:value-type="float">
            <text:p>1096.6113</text:p>
          </table:table-cell>
          <table:table-cell office:value-type="float" office:value="131114" calcext:value-type="float">
            <text:p>131114</text:p>
          </table:table-cell>
          <table:table-cell office:value-type="float" office:value="473.41022" calcext:value-type="float">
            <text:p>473.41022</text:p>
          </table:table-cell>
          <table:table-cell office:value-type="float" office:value="8202" calcext:value-type="float">
            <text:p>8202</text:p>
          </table:table-cell>
        </table:table-row>
        <table:table-row table:style-name="ro1">
          <table:table-cell office:value-type="float" office:value="647365" calcext:value-type="float">
            <text:p>647365</text:p>
          </table:table-cell>
          <table:table-cell office:value-type="float" office:value="399328" calcext:value-type="float">
            <text:p>399328</text:p>
          </table:table-cell>
          <table:table-cell office:value-type="float" office:value="1701.0801" calcext:value-type="float">
            <text:p>1701.0801</text:p>
          </table:table-cell>
          <table:table-cell office:value-type="float" office:value="165853" calcext:value-type="float">
            <text:p>165853</text:p>
          </table:table-cell>
          <table:table-cell office:value-type="float" office:value="510.63312" calcext:value-type="float">
            <text:p>510.63312</text:p>
          </table:table-cell>
          <table:table-cell office:value-type="float" office:value="21219" calcext:value-type="float">
            <text:p>21219</text:p>
          </table:table-cell>
        </table:table-row>
        <table:table-row table:style-name="ro1">
          <table:table-cell office:value-type="float" office:value="91223" calcext:value-type="float">
            <text:p>91223</text:p>
          </table:table-cell>
          <table:table-cell office:value-type="float" office:value="89342" calcext:value-type="float">
            <text:p>89342</text:p>
          </table:table-cell>
          <table:table-cell office:value-type="float" office:value="1675.7916" calcext:value-type="float">
            <text:p>1675.7916</text:p>
          </table:table-cell>
          <table:table-cell office:value-type="float" office:value="182468" calcext:value-type="float">
            <text:p>182468</text:p>
          </table:table-cell>
          <table:table-cell office:value-type="float" office:value="779.9508" calcext:value-type="float">
            <text:p>779.9508</text:p>
          </table:table-cell>
          <table:table-cell office:value-type="float" office:value="47501" calcext:value-type="float">
            <text:p>47501</text:p>
          </table:table-cell>
        </table:table-row>
        <table:table-row table:style-name="ro1">
          <table:table-cell office:value-type="float" office:value="492765" calcext:value-type="float">
            <text:p>492765</text:p>
          </table:table-cell>
          <table:table-cell office:value-type="float" office:value="23543" calcext:value-type="float">
            <text:p>23543</text:p>
          </table:table-cell>
          <table:table-cell office:value-type="float" office:value="2490.0376" calcext:value-type="float">
            <text:p>2490.0376</text:p>
          </table:table-cell>
          <table:table-cell office:value-type="float" office:value="266497" calcext:value-type="float">
            <text:p>266497</text:p>
          </table:table-cell>
          <table:table-cell office:value-type="float" office:value="619.5403" calcext:value-type="float">
            <text:p>619.5403</text:p>
          </table:table-cell>
          <table:table-cell office:value-type="float" office:value="32985" calcext:value-type="float">
            <text:p>32985</text:p>
          </table:table-cell>
        </table:table-row>
        <table:table-row table:style-name="ro1">
          <table:table-cell office:value-type="float" office:value="580941" calcext:value-type="float">
            <text:p>580941</text:p>
          </table:table-cell>
          <table:table-cell office:value-type="float" office:value="320738" calcext:value-type="float">
            <text:p>320738</text:p>
          </table:table-cell>
          <table:table-cell office:value-type="float" office:value="1971.2333" calcext:value-type="float">
            <text:p>1971.2333</text:p>
          </table:table-cell>
          <table:table-cell office:value-type="float" office:value="221118" calcext:value-type="float">
            <text:p>221118</text:p>
          </table:table-cell>
          <table:table-cell office:value-type="float" office:value="982.0483" calcext:value-type="float">
            <text:p>982.0483</text:p>
          </table:table-cell>
          <table:table-cell office:value-type="float" office:value="76475" calcext:value-type="float">
            <text:p>76475</text:p>
          </table:table-cell>
        </table:table-row>
        <table:table-row table:style-name="ro1">
          <table:table-cell office:value-type="float" office:value="410347" calcext:value-type="float">
            <text:p>410347</text:p>
          </table:table-cell>
          <table:table-cell office:value-type="float" office:value="129128" calcext:value-type="float">
            <text:p>129128</text:p>
          </table:table-cell>
          <table:table-cell office:value-type="float" office:value="2201.8843" calcext:value-type="float">
            <text:p>2201.8843</text:p>
          </table:table-cell>
          <table:table-cell office:value-type="float" office:value="255944" calcext:value-type="float">
            <text:p>255944</text:p>
          </table:table-cell>
          <table:table-cell office:value-type="float" office:value="525.2831" calcext:value-type="float">
            <text:p>525.2831</text:p>
          </table:table-cell>
          <table:table-cell office:value-type="float" office:value="26333" calcext:value-type="float">
            <text:p>26333</text:p>
          </table:table-cell>
        </table:table-row>
        <table:table-row table:style-name="ro1">
          <table:table-cell office:value-type="float" office:value="203314" calcext:value-type="float">
            <text:p>203314</text:p>
          </table:table-cell>
          <table:table-cell office:value-type="float" office:value="448137" calcext:value-type="float">
            <text:p>448137</text:p>
          </table:table-cell>
          <table:table-cell office:value-type="float" office:value="1077.8335" calcext:value-type="float">
            <text:p>1077.8335</text:p>
          </table:table-cell>
          <table:table-cell office:value-type="float" office:value="116657" calcext:value-type="float">
            <text:p>116657</text:p>
          </table:table-cell>
          <table:table-cell office:value-type="float" office:value="430.01648" calcext:value-type="float">
            <text:p>430.01648</text:p>
          </table:table-cell>
          <table:table-cell office:value-type="float" office:value="13969" calcext:value-type="float">
            <text:p>13969</text:p>
          </table:table-cell>
        </table:table-row>
        <table:table-row table:style-name="ro1">
          <table:table-cell office:value-type="float" office:value="535529" calcext:value-type="float">
            <text:p>535529</text:p>
          </table:table-cell>
          <table:table-cell office:value-type="float" office:value="28635" calcext:value-type="float">
            <text:p>28635</text:p>
          </table:table-cell>
          <table:table-cell office:value-type="float" office:value="2924.016" calcext:value-type="float">
            <text:p>2924.016</text:p>
          </table:table-cell>
          <table:table-cell office:value-type="float" office:value="314854" calcext:value-type="float">
            <text:p>314854</text:p>
          </table:table-cell>
          <table:table-cell office:value-type="float" office:value="805.92145" calcext:value-type="float">
            <text:p>805.92145</text:p>
          </table:table-cell>
          <table:table-cell office:value-type="float" office:value="54773" calcext:value-type="float">
            <text:p>54773</text:p>
          </table:table-cell>
        </table:table-row>
        <table:table-row table:style-name="ro1">
          <table:table-cell office:value-type="float" office:value="199300" calcext:value-type="float">
            <text:p>199300</text:p>
          </table:table-cell>
          <table:table-cell office:value-type="float" office:value="282001" calcext:value-type="float">
            <text:p>282001</text:p>
          </table:table-cell>
          <table:table-cell office:value-type="float" office:value="2358.4707" calcext:value-type="float">
            <text:p>2358.4707</text:p>
          </table:table-cell>
          <table:table-cell office:value-type="float" office:value="276243" calcext:value-type="float">
            <text:p>276243</text:p>
          </table:table-cell>
          <table:table-cell office:value-type="float" office:value="943.704" calcext:value-type="float">
            <text:p>943.704</text:p>
          </table:table-cell>
          <table:table-cell office:value-type="float" office:value="70288" calcext:value-type="float">
            <text:p>70288</text:p>
          </table:table-cell>
        </table:table-row>
        <table:table-row table:style-name="ro1">
          <table:table-cell office:value-type="float" office:value="380523" calcext:value-type="float">
            <text:p>380523</text:p>
          </table:table-cell>
          <table:table-cell office:value-type="float" office:value="25877" calcext:value-type="float">
            <text:p>25877</text:p>
          </table:table-cell>
          <table:table-cell office:value-type="float" office:value="1410.9053" calcext:value-type="float">
            <text:p>1410.9053</text:p>
          </table:table-cell>
          <table:table-cell office:value-type="float" office:value="153311" calcext:value-type="float">
            <text:p>153311</text:p>
          </table:table-cell>
          <table:table-cell office:value-type="float" office:value="408.02957" calcext:value-type="float">
            <text:p>408.02957</text:p>
          </table:table-cell>
          <table:table-cell office:value-type="float" office:value="11497" calcext:value-type="float">
            <text:p>11497</text:p>
          </table:table-cell>
        </table:table-row>
        <table:table-row table:style-name="ro1">
          <table:table-cell office:value-type="float" office:value="342437" calcext:value-type="float">
            <text:p>342437</text:p>
          </table:table-cell>
          <table:table-cell office:value-type="float" office:value="35448" calcext:value-type="float">
            <text:p>35448</text:p>
          </table:table-cell>
          <table:table-cell office:value-type="float" office:value="1612.6954" calcext:value-type="float">
            <text:p>1612.6954</text:p>
          </table:table-cell>
          <table:table-cell office:value-type="float" office:value="176269" calcext:value-type="float">
            <text:p>176269</text:p>
          </table:table-cell>
          <table:table-cell office:value-type="float" office:value="385.89734" calcext:value-type="float">
            <text:p>385.89734</text:p>
          </table:table-cell>
          <table:table-cell office:value-type="float" office:value="10625" calcext:value-type="float">
            <text:p>10625</text:p>
          </table:table-cell>
        </table:table-row>
        <table:table-row table:style-name="ro1">
          <table:table-cell office:value-type="float" office:value="87356" calcext:value-type="float">
            <text:p>87356</text:p>
          </table:table-cell>
          <table:table-cell office:value-type="float" office:value="377606" calcext:value-type="float">
            <text:p>377606</text:p>
          </table:table-cell>
          <table:table-cell office:value-type="float" office:value="2824.7185" calcext:value-type="float">
            <text:p>2824.7185</text:p>
          </table:table-cell>
          <table:table-cell office:value-type="float" office:value="313972" calcext:value-type="float">
            <text:p>313972</text:p>
          </table:table-cell>
          <table:table-cell office:value-type="float" office:value="522.2679" calcext:value-type="float">
            <text:p>522.2679</text:p>
          </table:table-cell>
          <table:table-cell office:value-type="float" office:value="18061" calcext:value-type="float">
            <text:p>18061</text:p>
          </table:table-cell>
        </table:table-row>
        <table:table-row table:style-name="ro1">
          <table:table-cell office:value-type="float" office:value="627983" calcext:value-type="float">
            <text:p>627983</text:p>
          </table:table-cell>
          <table:table-cell office:value-type="float" office:value="500418" calcext:value-type="float">
            <text:p>500418</text:p>
          </table:table-cell>
          <table:table-cell office:value-type="float" office:value="1178.8727" calcext:value-type="float">
            <text:p>1178.8727</text:p>
          </table:table-cell>
          <table:table-cell office:value-type="float" office:value="140716" calcext:value-type="float">
            <text:p>140716</text:p>
          </table:table-cell>
          <table:table-cell office:value-type="float" office:value="500.32187" calcext:value-type="float">
            <text:p>500.32187</text:p>
          </table:table-cell>
          <table:table-cell office:value-type="float" office:value="12293" calcext:value-type="float">
            <text:p>12293</text:p>
          </table:table-cell>
        </table:table-row>
        <table:table-row table:style-name="ro1">
          <table:table-cell office:value-type="float" office:value="392990" calcext:value-type="float">
            <text:p>392990</text:p>
          </table:table-cell>
          <table:table-cell office:value-type="float" office:value="11764" calcext:value-type="float">
            <text:p>11764</text:p>
          </table:table-cell>
          <table:table-cell office:value-type="float" office:value="3448.9177" calcext:value-type="float">
            <text:p>3448.9177</text:p>
          </table:table-cell>
          <table:table-cell office:value-type="float" office:value="369107" calcext:value-type="float">
            <text:p>369107</text:p>
          </table:table-cell>
          <table:table-cell office:value-type="float" office:value="734.4826" calcext:value-type="float">
            <text:p>734.4826</text:p>
          </table:table-cell>
          <table:table-cell office:value-type="float" office:value="37428" calcext:value-type="float">
            <text:p>37428</text:p>
          </table:table-cell>
        </table:table-row>
        <table:table-row table:style-name="ro1">
          <table:table-cell office:value-type="float" office:value="390790" calcext:value-type="float">
            <text:p>390790</text:p>
          </table:table-cell>
          <table:table-cell office:value-type="float" office:value="172975" calcext:value-type="float">
            <text:p>172975</text:p>
          </table:table-cell>
          <table:table-cell office:value-type="float" office:value="1227.1575" calcext:value-type="float">
            <text:p>1227.1575</text:p>
          </table:table-cell>
          <table:table-cell office:value-type="float" office:value="118119" calcext:value-type="float">
            <text:p>118119</text:p>
          </table:table-cell>
          <table:table-cell office:value-type="float" office:value="644.7142" calcext:value-type="float">
            <text:p>644.7142</text:p>
          </table:table-cell>
          <table:table-cell office:value-type="float" office:value="23540" calcext:value-type="float">
            <text:p>23540</text:p>
          </table:table-cell>
        </table:table-row>
        <table:table-row table:style-name="ro1">
          <table:table-cell office:value-type="float" office:value="265004" calcext:value-type="float">
            <text:p>265004</text:p>
          </table:table-cell>
          <table:table-cell office:value-type="float" office:value="524878" calcext:value-type="float">
            <text:p>524878</text:p>
          </table:table-cell>
          <table:table-cell office:value-type="float" office:value="2309.697" calcext:value-type="float">
            <text:p>2309.697</text:p>
          </table:table-cell>
          <table:table-cell office:value-type="float" office:value="269203" calcext:value-type="float">
            <text:p>269203</text:p>
          </table:table-cell>
          <table:table-cell office:value-type="float" office:value="795.09064" calcext:value-type="float">
            <text:p>795.09064</text:p>
          </table:table-cell>
          <table:table-cell office:value-type="float" office:value="53412" calcext:value-type="float">
            <text:p>53412</text:p>
          </table:table-cell>
        </table:table-row>
        <table:table-row table:style-name="ro1">
          <table:table-cell office:value-type="float" office:value="85383" calcext:value-type="float">
            <text:p>85383</text:p>
          </table:table-cell>
          <table:table-cell office:value-type="float" office:value="544591" calcext:value-type="float">
            <text:p>544591</text:p>
          </table:table-cell>
          <table:table-cell office:value-type="float" office:value="3475.302" calcext:value-type="float">
            <text:p>3475.302</text:p>
          </table:table-cell>
          <table:table-cell office:value-type="float" office:value="391580" calcext:value-type="float">
            <text:p>391580</text:p>
          </table:table-cell>
          <table:table-cell office:value-type="float" office:value="690.78357" calcext:value-type="float">
            <text:p>690.78357</text:p>
          </table:table-cell>
          <table:table-cell office:value-type="float" office:value="43471" calcext:value-type="float">
            <text:p>43471</text:p>
          </table:table-cell>
        </table:table-row>
        <table:table-row table:style-name="ro1">
          <table:table-cell office:value-type="float" office:value="403628" calcext:value-type="float">
            <text:p>403628</text:p>
          </table:table-cell>
          <table:table-cell office:value-type="float" office:value="426763" calcext:value-type="float">
            <text:p>426763</text:p>
          </table:table-cell>
          <table:table-cell office:value-type="float" office:value="862.12445" calcext:value-type="float">
            <text:p>862.12445</text:p>
          </table:table-cell>
          <table:table-cell office:value-type="float" office:value="83631" calcext:value-type="float">
            <text:p>83631</text:p>
          </table:table-cell>
          <table:table-cell office:value-type="float" office:value="633.5083" calcext:value-type="float">
            <text:p>633.5083</text:p>
          </table:table-cell>
          <table:table-cell office:value-type="float" office:value="22877" calcext:value-type="float">
            <text:p>22877</text:p>
          </table:table-cell>
        </table:table-row>
        <table:table-row table:style-name="ro1">
          <table:table-cell office:value-type="float" office:value="628330" calcext:value-type="float">
            <text:p>628330</text:p>
          </table:table-cell>
          <table:table-cell office:value-type="float" office:value="289717" calcext:value-type="float">
            <text:p>289717</text:p>
          </table:table-cell>
          <table:table-cell office:value-type="float" office:value="1859.7827" calcext:value-type="float">
            <text:p>1859.7827</text:p>
          </table:table-cell>
          <table:table-cell office:value-type="float" office:value="213782" calcext:value-type="float">
            <text:p>213782</text:p>
          </table:table-cell>
          <table:table-cell office:value-type="float" office:value="806.97485" calcext:value-type="float">
            <text:p>806.97485</text:p>
          </table:table-cell>
          <table:table-cell office:value-type="float" office:value="61315" calcext:value-type="float">
            <text:p>61315</text:p>
          </table:table-cell>
        </table:table-row>
        <table:table-row table:style-name="ro1">
          <table:table-cell office:value-type="float" office:value="603967" calcext:value-type="float">
            <text:p>603967</text:p>
          </table:table-cell>
          <table:table-cell office:value-type="float" office:value="241667" calcext:value-type="float">
            <text:p>241667</text:p>
          </table:table-cell>
          <table:table-cell office:value-type="float" office:value="1994.4707" calcext:value-type="float">
            <text:p>1994.4707</text:p>
          </table:table-cell>
          <table:table-cell office:value-type="float" office:value="207750" calcext:value-type="float">
            <text:p>207750</text:p>
          </table:table-cell>
          <table:table-cell office:value-type="float" office:value="510.57318" calcext:value-type="float">
            <text:p>510.57318</text:p>
          </table:table-cell>
          <table:table-cell office:value-type="float" office:value="22193" calcext:value-type="float">
            <text:p>22193</text:p>
          </table:table-cell>
        </table:table-row>
        <table:table-row table:style-name="ro1">
          <table:table-cell office:value-type="float" office:value="123895" calcext:value-type="float">
            <text:p>123895</text:p>
          </table:table-cell>
          <table:table-cell office:value-type="float" office:value="301895" calcext:value-type="float">
            <text:p>301895</text:p>
          </table:table-cell>
          <table:table-cell office:value-type="float" office:value="3071.1086" calcext:value-type="float">
            <text:p>3071.1086</text:p>
          </table:table-cell>
          <table:table-cell office:value-type="float" office:value="340610" calcext:value-type="float">
            <text:p>340610</text:p>
          </table:table-cell>
          <table:table-cell office:value-type="float" office:value="588.8367" calcext:value-type="float">
            <text:p>588.8367</text:p>
          </table:table-cell>
          <table:table-cell office:value-type="float" office:value="34141" calcext:value-type="float">
            <text:p>34141</text:p>
          </table:table-cell>
        </table:table-row>
        <table:table-row table:style-name="ro1">
          <table:table-cell office:value-type="float" office:value="435425" calcext:value-type="float">
            <text:p>435425</text:p>
          </table:table-cell>
          <table:table-cell office:value-type="float" office:value="83677" calcext:value-type="float">
            <text:p>83677</text:p>
          </table:table-cell>
          <table:table-cell office:value-type="float" office:value="2678.7727" calcext:value-type="float">
            <text:p>2678.7727</text:p>
          </table:table-cell>
          <table:table-cell office:value-type="float" office:value="297164" calcext:value-type="float">
            <text:p>297164</text:p>
          </table:table-cell>
          <table:table-cell office:value-type="float" office:value="572.66876" calcext:value-type="float">
            <text:p>572.66876</text:p>
          </table:table-cell>
          <table:table-cell office:value-type="float" office:value="29093" calcext:value-type="float">
            <text:p>29093</text:p>
          </table:table-cell>
        </table:table-row>
        <table:table-row table:style-name="ro1">
          <table:table-cell office:value-type="float" office:value="627171" calcext:value-type="float">
            <text:p>627171</text:p>
          </table:table-cell>
          <table:table-cell office:value-type="float" office:value="325467" calcext:value-type="float">
            <text:p>325467</text:p>
          </table:table-cell>
          <table:table-cell office:value-type="float" office:value="2668.613" calcext:value-type="float">
            <text:p>2668.613</text:p>
          </table:table-cell>
          <table:table-cell office:value-type="float" office:value="303411" calcext:value-type="float">
            <text:p>303411</text:p>
          </table:table-cell>
          <table:table-cell office:value-type="float" office:value="529.1063" calcext:value-type="float">
            <text:p>529.1063</text:p>
          </table:table-cell>
          <table:table-cell office:value-type="float" office:value="26727" calcext:value-type="float">
            <text:p>26727</text:p>
          </table:table-cell>
        </table:table-row>
        <table:table-row table:style-name="ro1">
          <table:table-cell office:value-type="float" office:value="589735" calcext:value-type="float">
            <text:p>589735</text:p>
          </table:table-cell>
          <table:table-cell office:value-type="float" office:value="26215" calcext:value-type="float">
            <text:p>26215</text:p>
          </table:table-cell>
          <table:table-cell office:value-type="float" office:value="2032.7056" calcext:value-type="float">
            <text:p>2032.7056</text:p>
          </table:table-cell>
          <table:table-cell office:value-type="float" office:value="216044" calcext:value-type="float">
            <text:p>216044</text:p>
          </table:table-cell>
          <table:table-cell office:value-type="float" office:value="532.67816" calcext:value-type="float">
            <text:p>532.67816</text:p>
          </table:table-cell>
          <table:table-cell office:value-type="float" office:value="29274" calcext:value-type="float">
            <text:p>29274</text:p>
          </table:table-cell>
        </table:table-row>
        <table:table-row table:style-name="ro1">
          <table:table-cell office:value-type="float" office:value="472267" calcext:value-type="float">
            <text:p>472267</text:p>
          </table:table-cell>
          <table:table-cell office:value-type="float" office:value="552180" calcext:value-type="float">
            <text:p>552180</text:p>
          </table:table-cell>
          <table:table-cell office:value-type="float" office:value="1526.256" calcext:value-type="float">
            <text:p>1526.256</text:p>
          </table:table-cell>
          <table:table-cell office:value-type="float" office:value="176722" calcext:value-type="float">
            <text:p>176722</text:p>
          </table:table-cell>
          <table:table-cell office:value-type="float" office:value="610.5435" calcext:value-type="float">
            <text:p>610.5435</text:p>
          </table:table-cell>
          <table:table-cell office:value-type="float" office:value="38850" calcext:value-type="float">
            <text:p>38850</text:p>
          </table:table-cell>
        </table:table-row>
        <table:table-row table:style-name="ro1">
          <table:table-cell office:value-type="float" office:value="122977" calcext:value-type="float">
            <text:p>122977</text:p>
          </table:table-cell>
          <table:table-cell office:value-type="float" office:value="438833" calcext:value-type="float">
            <text:p>438833</text:p>
          </table:table-cell>
          <table:table-cell office:value-type="float" office:value="961.1835" calcext:value-type="float">
            <text:p>961.1835</text:p>
          </table:table-cell>
          <table:table-cell office:value-type="float" office:value="120604" calcext:value-type="float">
            <text:p>120604</text:p>
          </table:table-cell>
          <table:table-cell office:value-type="float" office:value="841.87836" calcext:value-type="float">
            <text:p>841.87836</text:p>
          </table:table-cell>
          <table:table-cell office:value-type="float" office:value="53342" calcext:value-type="float">
            <text:p>53342</text:p>
          </table:table-cell>
        </table:table-row>
        <table:table-row table:style-name="ro1">
          <table:table-cell office:value-type="float" office:value="347325" calcext:value-type="float">
            <text:p>347325</text:p>
          </table:table-cell>
          <table:table-cell office:value-type="float" office:value="385004" calcext:value-type="float">
            <text:p>385004</text:p>
          </table:table-cell>
          <table:table-cell office:value-type="float" office:value="1206.8826" calcext:value-type="float">
            <text:p>1206.8826</text:p>
          </table:table-cell>
          <table:table-cell office:value-type="float" office:value="130529" calcext:value-type="float">
            <text:p>130529</text:p>
          </table:table-cell>
          <table:table-cell office:value-type="float" office:value="538.0745" calcext:value-type="float">
            <text:p>538.0745</text:p>
          </table:table-cell>
          <table:table-cell office:value-type="float" office:value="17612" calcext:value-type="float">
            <text:p>17612</text:p>
          </table:table-cell>
        </table:table-row>
        <table:table-row table:style-name="ro1">
          <table:table-cell office:value-type="float" office:value="62900" calcext:value-type="float">
            <text:p>62900</text:p>
          </table:table-cell>
          <table:table-cell office:value-type="float" office:value="184081" calcext:value-type="float">
            <text:p>184081</text:p>
          </table:table-cell>
          <table:table-cell office:value-type="float" office:value="2379.424" calcext:value-type="float">
            <text:p>2379.424</text:p>
          </table:table-cell>
          <table:table-cell office:value-type="float" office:value="259572" calcext:value-type="float">
            <text:p>259572</text:p>
          </table:table-cell>
          <table:table-cell office:value-type="float" office:value="613.64496" calcext:value-type="float">
            <text:p>613.64496</text:p>
          </table:table-cell>
          <table:table-cell office:value-type="float" office:value="36183" calcext:value-type="float">
            <text:p>36183</text:p>
          </table:table-cell>
        </table:table-row>
        <table:table-row table:style-name="ro1">
          <table:table-cell office:value-type="float" office:value="513225" calcext:value-type="float">
            <text:p>513225</text:p>
          </table:table-cell>
          <table:table-cell office:value-type="float" office:value="661221" calcext:value-type="float">
            <text:p>661221</text:p>
          </table:table-cell>
          <table:table-cell office:value-type="float" office:value="2824.214" calcext:value-type="float">
            <text:p>2824.214</text:p>
          </table:table-cell>
          <table:table-cell office:value-type="float" office:value="314885" calcext:value-type="float">
            <text:p>314885</text:p>
          </table:table-cell>
          <table:table-cell office:value-type="float" office:value="738.37854" calcext:value-type="float">
            <text:p>738.37854</text:p>
          </table:table-cell>
          <table:table-cell office:value-type="float" office:value="51769" calcext:value-type="float">
            <text:p>51769</text:p>
          </table:table-cell>
        </table:table-row>
        <table:table-row table:style-name="ro1">
          <table:table-cell office:value-type="float" office:value="41350" calcext:value-type="float">
            <text:p>41350</text:p>
          </table:table-cell>
          <table:table-cell office:value-type="float" office:value="307472" calcext:value-type="float">
            <text:p>307472</text:p>
          </table:table-cell>
          <table:table-cell office:value-type="float" office:value="2530.003" calcext:value-type="float">
            <text:p>2530.003</text:p>
          </table:table-cell>
          <table:table-cell office:value-type="float" office:value="268941" calcext:value-type="float">
            <text:p>268941</text:p>
          </table:table-cell>
          <table:table-cell office:value-type="float" office:value="1080.9832" calcext:value-type="float">
            <text:p>1080.9832</text:p>
          </table:table-cell>
          <table:table-cell office:value-type="float" office:value="82243" calcext:value-type="float">
            <text:p>82243</text:p>
          </table:table-cell>
        </table:table-row>
        <table:table-row table:style-name="ro1">
          <table:table-cell office:value-type="float" office:value="117839" calcext:value-type="float">
            <text:p>117839</text:p>
          </table:table-cell>
          <table:table-cell office:value-type="float" office:value="447589" calcext:value-type="float">
            <text:p>447589</text:p>
          </table:table-cell>
          <table:table-cell office:value-type="float" office:value="2193.3325" calcext:value-type="float">
            <text:p>2193.3325</text:p>
          </table:table-cell>
          <table:table-cell office:value-type="float" office:value="223522" calcext:value-type="float">
            <text:p>223522</text:p>
          </table:table-cell>
          <table:table-cell office:value-type="float" office:value="531.0607" calcext:value-type="float">
            <text:p>531.0607</text:p>
          </table:table-cell>
          <table:table-cell office:value-type="float" office:value="16282" calcext:value-type="float">
            <text:p>16282</text:p>
          </table:table-cell>
        </table:table-row>
        <table:table-row table:style-name="ro1">
          <table:table-cell office:value-type="float" office:value="533609" calcext:value-type="float">
            <text:p>533609</text:p>
          </table:table-cell>
          <table:table-cell office:value-type="float" office:value="307921" calcext:value-type="float">
            <text:p>307921</text:p>
          </table:table-cell>
          <table:table-cell office:value-type="float" office:value="1605.2517" calcext:value-type="float">
            <text:p>1605.2517</text:p>
          </table:table-cell>
          <table:table-cell office:value-type="float" office:value="177484" calcext:value-type="float">
            <text:p>177484</text:p>
          </table:table-cell>
          <table:table-cell office:value-type="float" office:value="817.8178" calcext:value-type="float">
            <text:p>817.8178</text:p>
          </table:table-cell>
          <table:table-cell office:value-type="float" office:value="51955" calcext:value-type="float">
            <text:p>51955</text:p>
          </table:table-cell>
        </table:table-row>
        <table:table-row table:style-name="ro1">
          <table:table-cell office:value-type="float" office:value="519459" calcext:value-type="float">
            <text:p>519459</text:p>
          </table:table-cell>
          <table:table-cell office:value-type="float" office:value="65496" calcext:value-type="float">
            <text:p>65496</text:p>
          </table:table-cell>
          <table:table-cell office:value-type="float" office:value="2281.397" calcext:value-type="float">
            <text:p>2281.397</text:p>
          </table:table-cell>
          <table:table-cell office:value-type="float" office:value="238836" calcext:value-type="float">
            <text:p>238836</text:p>
          </table:table-cell>
          <table:table-cell office:value-type="float" office:value="462.21866" calcext:value-type="float">
            <text:p>462.21866</text:p>
          </table:table-cell>
          <table:table-cell office:value-type="float" office:value="14875" calcext:value-type="float">
            <text:p>14875</text:p>
          </table:table-cell>
        </table:table-row>
        <table:table-row table:style-name="ro1">
          <table:table-cell office:value-type="float" office:value="475462" calcext:value-type="float">
            <text:p>475462</text:p>
          </table:table-cell>
          <table:table-cell office:value-type="float" office:value="618687" calcext:value-type="float">
            <text:p>618687</text:p>
          </table:table-cell>
          <table:table-cell office:value-type="float" office:value="991.77277" calcext:value-type="float">
            <text:p>991.77277</text:p>
          </table:table-cell>
          <table:table-cell office:value-type="float" office:value="121990" calcext:value-type="float">
            <text:p>121990</text:p>
          </table:table-cell>
          <table:table-cell office:value-type="float" office:value="571.3104" calcext:value-type="float">
            <text:p>571.3104</text:p>
          </table:table-cell>
          <table:table-cell office:value-type="float" office:value="20263" calcext:value-type="float">
            <text:p>20263</text:p>
          </table:table-cell>
        </table:table-row>
        <table:table-row table:style-name="ro1">
          <table:table-cell office:value-type="float" office:value="453030" calcext:value-type="float">
            <text:p>453030</text:p>
          </table:table-cell>
          <table:table-cell office:value-type="float" office:value="217112" calcext:value-type="float">
            <text:p>217112</text:p>
          </table:table-cell>
          <table:table-cell office:value-type="float" office:value="3678.6504" calcext:value-type="float">
            <text:p>3678.6504</text:p>
          </table:table-cell>
          <table:table-cell office:value-type="float" office:value="420513" calcext:value-type="float">
            <text:p>420513</text:p>
          </table:table-cell>
          <table:table-cell office:value-type="float" office:value="672.4794" calcext:value-type="float">
            <text:p>672.4794</text:p>
          </table:table-cell>
          <table:table-cell office:value-type="float" office:value="42311" calcext:value-type="float">
            <text:p>42311</text:p>
          </table:table-cell>
        </table:table-row>
        <table:table-row table:style-name="ro1">
          <table:table-cell office:value-type="float" office:value="177625" calcext:value-type="float">
            <text:p>177625</text:p>
          </table:table-cell>
          <table:table-cell office:value-type="float" office:value="444313" calcext:value-type="float">
            <text:p>444313</text:p>
          </table:table-cell>
          <table:table-cell office:value-type="float" office:value="1654.7799" calcext:value-type="float">
            <text:p>1654.7799</text:p>
          </table:table-cell>
          <table:table-cell office:value-type="float" office:value="170094" calcext:value-type="float">
            <text:p>170094</text:p>
          </table:table-cell>
          <table:table-cell office:value-type="float" office:value="491.47107" calcext:value-type="float">
            <text:p>491.47107</text:p>
          </table:table-cell>
          <table:table-cell office:value-type="float" office:value="13063" calcext:value-type="float">
            <text:p>13063</text:p>
          </table:table-cell>
        </table:table-row>
        <table:table-row table:style-name="ro1">
          <table:table-cell office:value-type="float" office:value="394095" calcext:value-type="float">
            <text:p>394095</text:p>
          </table:table-cell>
          <table:table-cell office:value-type="float" office:value="646528" calcext:value-type="float">
            <text:p>646528</text:p>
          </table:table-cell>
          <table:table-cell office:value-type="float" office:value="2621.6528" calcext:value-type="float">
            <text:p>2621.6528</text:p>
          </table:table-cell>
          <table:table-cell office:value-type="float" office:value="276081" calcext:value-type="float">
            <text:p>276081</text:p>
          </table:table-cell>
          <table:table-cell office:value-type="float" office:value="475.8151" calcext:value-type="float">
            <text:p>475.8151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float" office:value="410071" calcext:value-type="float">
            <text:p>410071</text:p>
          </table:table-cell>
          <table:table-cell office:value-type="float" office:value="352969" calcext:value-type="float">
            <text:p>352969</text:p>
          </table:table-cell>
          <table:table-cell office:value-type="float" office:value="1858.4431" calcext:value-type="float">
            <text:p>1858.4431</text:p>
          </table:table-cell>
          <table:table-cell office:value-type="float" office:value="201446" calcext:value-type="float">
            <text:p>201446</text:p>
          </table:table-cell>
          <table:table-cell office:value-type="float" office:value="495.78497" calcext:value-type="float">
            <text:p>495.78497</text:p>
          </table:table-cell>
          <table:table-cell office:value-type="float" office:value="13070" calcext:value-type="float">
            <text:p>13070</text:p>
          </table:table-cell>
        </table:table-row>
        <table:table-row table:style-name="ro1">
          <table:table-cell office:value-type="float" office:value="288364" calcext:value-type="float">
            <text:p>288364</text:p>
          </table:table-cell>
          <table:table-cell office:value-type="float" office:value="568082" calcext:value-type="float">
            <text:p>568082</text:p>
          </table:table-cell>
          <table:table-cell office:value-type="float" office:value="2474.5615" calcext:value-type="float">
            <text:p>2474.5615</text:p>
          </table:table-cell>
          <table:table-cell office:value-type="float" office:value="267320" calcext:value-type="float">
            <text:p>267320</text:p>
          </table:table-cell>
          <table:table-cell office:value-type="float" office:value="968.39484" calcext:value-type="float">
            <text:p>968.39484</text:p>
          </table:table-cell>
          <table:table-cell office:value-type="float" office:value="71298" calcext:value-type="float">
            <text:p>71298</text:p>
          </table:table-cell>
        </table:table-row>
        <table:table-row table:style-name="ro1">
          <table:table-cell office:value-type="float" office:value="361871" calcext:value-type="float">
            <text:p>361871</text:p>
          </table:table-cell>
          <table:table-cell office:value-type="float" office:value="91963" calcext:value-type="float">
            <text:p>91963</text:p>
          </table:table-cell>
          <table:table-cell office:value-type="float" office:value="1613.461" calcext:value-type="float">
            <text:p>1613.461</text:p>
          </table:table-cell>
          <table:table-cell office:value-type="float" office:value="185644" calcext:value-type="float">
            <text:p>185644</text:p>
          </table:table-cell>
          <table:table-cell office:value-type="float" office:value="637.38165" calcext:value-type="float">
            <text:p>637.38165</text:p>
          </table:table-cell>
          <table:table-cell office:value-type="float" office:value="40162" calcext:value-type="float">
            <text:p>40162</text:p>
          </table:table-cell>
        </table:table-row>
        <table:table-row table:style-name="ro1">
          <table:table-cell office:value-type="float" office:value="460630" calcext:value-type="float">
            <text:p>460630</text:p>
          </table:table-cell>
          <table:table-cell office:value-type="float" office:value="335235" calcext:value-type="float">
            <text:p>335235</text:p>
          </table:table-cell>
          <table:table-cell office:value-type="float" office:value="963.6612" calcext:value-type="float">
            <text:p>963.6612</text:p>
          </table:table-cell>
          <table:table-cell office:value-type="float" office:value="119780" calcext:value-type="float">
            <text:p>119780</text:p>
          </table:table-cell>
          <table:table-cell office:value-type="float" office:value="571.7431" calcext:value-type="float">
            <text:p>571.7431</text:p>
          </table:table-cell>
          <table:table-cell office:value-type="float" office:value="16842" calcext:value-type="float">
            <text:p>16842</text:p>
          </table:table-cell>
        </table:table-row>
        <table:table-row table:style-name="ro1">
          <table:table-cell office:value-type="float" office:value="638274" calcext:value-type="float">
            <text:p>638274</text:p>
          </table:table-cell>
          <table:table-cell office:value-type="float" office:value="67122" calcext:value-type="float">
            <text:p>67122</text:p>
          </table:table-cell>
          <table:table-cell office:value-type="float" office:value="3415.982" calcext:value-type="float">
            <text:p>3415.982</text:p>
          </table:table-cell>
          <table:table-cell office:value-type="float" office:value="377948" calcext:value-type="float">
            <text:p>377948</text:p>
          </table:table-cell>
          <table:table-cell office:value-type="float" office:value="645.9075" calcext:value-type="float">
            <text:p>645.9075</text:p>
          </table:table-cell>
          <table:table-cell office:value-type="float" office:value="34635" calcext:value-type="float">
            <text:p>34635</text:p>
          </table:table-cell>
        </table:table-row>
        <table:table-row table:style-name="ro1">
          <table:table-cell office:value-type="float" office:value="335203" calcext:value-type="float">
            <text:p>335203</text:p>
          </table:table-cell>
          <table:table-cell office:value-type="float" office:value="171465" calcext:value-type="float">
            <text:p>171465</text:p>
          </table:table-cell>
          <table:table-cell office:value-type="float" office:value="3663.524" calcext:value-type="float">
            <text:p>3663.524</text:p>
          </table:table-cell>
          <table:table-cell office:value-type="float" office:value="415645" calcext:value-type="float">
            <text:p>415645</text:p>
          </table:table-cell>
          <table:table-cell office:value-type="float" office:value="587.9591" calcext:value-type="float">
            <text:p>587.9591</text:p>
          </table:table-cell>
          <table:table-cell office:value-type="float" office:value="32388" calcext:value-type="float">
            <text:p>32388</text:p>
          </table:table-cell>
        </table:table-row>
        <table:table-row table:style-name="ro1">
          <table:table-cell office:value-type="float" office:value="633992" calcext:value-type="float">
            <text:p>633992</text:p>
          </table:table-cell>
          <table:table-cell office:value-type="float" office:value="380313" calcext:value-type="float">
            <text:p>380313</text:p>
          </table:table-cell>
          <table:table-cell office:value-type="float" office:value="4075.8943" calcext:value-type="float">
            <text:p>4075.8943</text:p>
          </table:table-cell>
          <table:table-cell office:value-type="float" office:value="445337" calcext:value-type="float">
            <text:p>445337</text:p>
          </table:table-cell>
          <table:table-cell office:value-type="float" office:value="820.4867" calcext:value-type="float">
            <text:p>820.4867</text:p>
          </table:table-cell>
          <table:table-cell office:value-type="float" office:value="58219" calcext:value-type="float">
            <text:p>58219</text:p>
          </table:table-cell>
        </table:table-row>
        <table:table-row table:style-name="ro1">
          <table:table-cell office:value-type="float" office:value="651055" calcext:value-type="float">
            <text:p>651055</text:p>
          </table:table-cell>
          <table:table-cell office:value-type="float" office:value="71931" calcext:value-type="float">
            <text:p>71931</text:p>
          </table:table-cell>
          <table:table-cell office:value-type="float" office:value="2155.7185" calcext:value-type="float">
            <text:p>2155.7185</text:p>
          </table:table-cell>
          <table:table-cell office:value-type="float" office:value="233507" calcext:value-type="float">
            <text:p>233507</text:p>
          </table:table-cell>
          <table:table-cell office:value-type="float" office:value="705.0304" calcext:value-type="float">
            <text:p>705.0304</text:p>
          </table:table-cell>
          <table:table-cell office:value-type="float" office:value="25679" calcext:value-type="float">
            <text:p>25679</text:p>
          </table:table-cell>
        </table:table-row>
        <table:table-row table:style-name="ro1">
          <table:table-cell office:value-type="float" office:value="370392" calcext:value-type="float">
            <text:p>370392</text:p>
          </table:table-cell>
          <table:table-cell office:value-type="float" office:value="465305" calcext:value-type="float">
            <text:p>465305</text:p>
          </table:table-cell>
          <table:table-cell office:value-type="float" office:value="1516.5219" calcext:value-type="float">
            <text:p>1516.5219</text:p>
          </table:table-cell>
          <table:table-cell office:value-type="float" office:value="148465" calcext:value-type="float">
            <text:p>148465</text:p>
          </table:table-cell>
          <table:table-cell office:value-type="float" office:value="738.08594" calcext:value-type="float">
            <text:p>738.08594</text:p>
          </table:table-cell>
          <table:table-cell office:value-type="float" office:value="31897" calcext:value-type="float">
            <text:p>31897</text:p>
          </table:table-cell>
        </table:table-row>
        <table:table-row table:style-name="ro1">
          <table:table-cell office:value-type="float" office:value="510095" calcext:value-type="float">
            <text:p>510095</text:p>
          </table:table-cell>
          <table:table-cell office:value-type="float" office:value="233426" calcext:value-type="float">
            <text:p>233426</text:p>
          </table:table-cell>
          <table:table-cell office:value-type="float" office:value="1770.4087" calcext:value-type="float">
            <text:p>1770.4087</text:p>
          </table:table-cell>
          <table:table-cell office:value-type="float" office:value="206242" calcext:value-type="float">
            <text:p>206242</text:p>
          </table:table-cell>
          <table:table-cell office:value-type="float" office:value="630.76886" calcext:value-type="float">
            <text:p>630.76886</text:p>
          </table:table-cell>
          <table:table-cell office:value-type="float" office:value="40834" calcext:value-type="float">
            <text:p>40834</text:p>
          </table:table-cell>
        </table:table-row>
        <table:table-row table:style-name="ro1">
          <table:table-cell office:value-type="float" office:value="248374" calcext:value-type="float">
            <text:p>248374</text:p>
          </table:table-cell>
          <table:table-cell office:value-type="float" office:value="448781" calcext:value-type="float">
            <text:p>448781</text:p>
          </table:table-cell>
          <table:table-cell office:value-type="float" office:value="1241.5974" calcext:value-type="float">
            <text:p>1241.5974</text:p>
          </table:table-cell>
          <table:table-cell office:value-type="float" office:value="149588" calcext:value-type="float">
            <text:p>149588</text:p>
          </table:table-cell>
          <table:table-cell office:value-type="float" office:value="530.1211" calcext:value-type="float">
            <text:p>530.1211</text:p>
          </table:table-cell>
          <table:table-cell office:value-type="float" office:value="15689" calcext:value-type="float">
            <text:p>15689</text:p>
          </table:table-cell>
        </table:table-row>
        <table:table-row table:style-name="ro1">
          <table:table-cell office:value-type="float" office:value="165402" calcext:value-type="float">
            <text:p>165402</text:p>
          </table:table-cell>
          <table:table-cell office:value-type="float" office:value="43767" calcext:value-type="float">
            <text:p>43767</text:p>
          </table:table-cell>
          <table:table-cell office:value-type="float" office:value="2092.3074" calcext:value-type="float">
            <text:p>2092.3074</text:p>
          </table:table-cell>
          <table:table-cell office:value-type="float" office:value="219491" calcext:value-type="float">
            <text:p>219491</text:p>
          </table:table-cell>
          <table:table-cell office:value-type="float" office:value="458.33466" calcext:value-type="float">
            <text:p>458.33466</text:p>
          </table:table-cell>
          <table:table-cell office:value-type="float" office:value="16262" calcext:value-type="float">
            <text:p>16262</text:p>
          </table:table-cell>
        </table:table-row>
        <table:table-row table:style-name="ro1">
          <table:table-cell office:value-type="float" office:value="346343" calcext:value-type="float">
            <text:p>346343</text:p>
          </table:table-cell>
          <table:table-cell office:value-type="float" office:value="510094" calcext:value-type="float">
            <text:p>510094</text:p>
          </table:table-cell>
          <table:table-cell office:value-type="float" office:value="2011.3981" calcext:value-type="float">
            <text:p>2011.3981</text:p>
          </table:table-cell>
          <table:table-cell office:value-type="float" office:value="225196" calcext:value-type="float">
            <text:p>225196</text:p>
          </table:table-cell>
          <table:table-cell office:value-type="float" office:value="845.3161" calcext:value-type="float">
            <text:p>845.3161</text:p>
          </table:table-cell>
          <table:table-cell office:value-type="float" office:value="56439" calcext:value-type="float">
            <text:p>56439</text:p>
          </table:table-cell>
        </table:table-row>
        <table:table-row table:style-name="ro1">
          <table:table-cell office:value-type="float" office:value="292954" calcext:value-type="float">
            <text:p>292954</text:p>
          </table:table-cell>
          <table:table-cell office:value-type="float" office:value="75524" calcext:value-type="float">
            <text:p>75524</text:p>
          </table:table-cell>
          <table:table-cell office:value-type="float" office:value="2797.112" calcext:value-type="float">
            <text:p>2797.112</text:p>
          </table:table-cell>
          <table:table-cell office:value-type="float" office:value="320187" calcext:value-type="float">
            <text:p>320187</text:p>
          </table:table-cell>
          <table:table-cell office:value-type="float" office:value="461.45886" calcext:value-type="float">
            <text:p>461.45886</text:p>
          </table:table-cell>
          <table:table-cell office:value-type="float" office:value="18842" calcext:value-type="float">
            <text:p>18842</text:p>
          </table:table-cell>
        </table:table-row>
        <table:table-row table:style-name="ro1">
          <table:table-cell office:value-type="float" office:value="413971" calcext:value-type="float">
            <text:p>413971</text:p>
          </table:table-cell>
          <table:table-cell office:value-type="float" office:value="522888" calcext:value-type="float">
            <text:p>522888</text:p>
          </table:table-cell>
          <table:table-cell office:value-type="float" office:value="2018.8522" calcext:value-type="float">
            <text:p>2018.8522</text:p>
          </table:table-cell>
          <table:table-cell office:value-type="float" office:value="205902" calcext:value-type="float">
            <text:p>205902</text:p>
          </table:table-cell>
          <table:table-cell office:value-type="float" office:value="439.34012" calcext:value-type="float">
            <text:p>439.34012</text:p>
          </table:table-cell>
          <table:table-cell office:value-type="float" office:value="14899" calcext:value-type="float">
            <text:p>1489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1" table:formula="of:=SUM([.C2:.C201])" office:value-type="float" office:value="438816.65205" calcext:value-type="float">
            <text:p>438816.7</text:p>
          </table:table-cell>
          <table:table-cell table:formula="of:=SUM([.D2:.D201])" office:value-type="float" office:value="47786069" calcext:value-type="float">
            <text:p>47786069</text:p>
          </table:table-cell>
          <table:table-cell table:style-name="ce1" table:formula="of:=SUM([.E2:.E201])" office:value-type="float" office:value="150905.90332" calcext:value-type="float">
            <text:p>150905.9</text:p>
          </table:table-cell>
          <table:table-cell table:formula="of:=SUM([.F2:.F201])" office:value-type="float" office:value="9572177" calcext:value-type="float">
            <text:p>9572177</text:p>
          </table:table-cell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" table:formula="of:=[.C203]/200" office:value-type="float" office:value="2194.08326025" calcext:value-type="float">
            <text:p>2194.1</text:p>
          </table:table-cell>
          <table:table-cell table:style-name="ce2" table:formula="of:=[.D203]/200" office:value-type="float" office:value="238930.345" calcext:value-type="float">
            <text:p>238930</text:p>
          </table:table-cell>
          <table:table-cell table:style-name="ce1" table:formula="of:=[.E203]/200" office:value-type="float" office:value="754.5295166" calcext:value-type="float">
            <text:p>754.5</text:p>
          </table:table-cell>
          <table:table-cell table:style-name="ce2" table:formula="of:=[.F203]/200" office:value-type="float" office:value="47860.885" calcext:value-type="float">
            <text:p>478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7T13:51:02.456739445</dc:date>
    <meta:editing-duration>PT2M29S</meta:editing-duration>
    <meta:editing-cycles>1</meta:editing-cycles>
    <meta:document-statistic meta:table-count="1" meta:cell-count="1216" meta:object-count="0"/>
    <meta:generator>LibreOffice/5.1.6.2$Linux_X86_64 LibreOffice_project/10m0$Build-2</meta:generator>
  </office:meta>
</office:document-meta>
</file>